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unSans-Regular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505cm" style:rel-column-width="28932*"/>
    </style:style>
    <style:style style:name="Tabla1.B" style:family="table-column">
      <style:table-column-properties style:column-width="9.495cm" style:rel-column-width="3660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505cm" style:rel-column-width="28932*"/>
    </style:style>
    <style:style style:name="Tabla2.B" style:family="table-column">
      <style:table-column-properties style:column-width="9.495cm" style:rel-column-width="3660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7.505cm" style:rel-column-width="28932*"/>
    </style:style>
    <style:style style:name="Tabla3.B" style:family="table-column">
      <style:table-column-properties style:column-width="9.495cm" style:rel-column-width="3660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505cm" style:rel-column-width="28932*"/>
    </style:style>
    <style:style style:name="Tabla4.B" style:family="table-column">
      <style:table-column-properties style:column-width="9.495cm" style:rel-column-width="3660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7.505cm" style:rel-column-width="28932*"/>
    </style:style>
    <style:style style:name="Tabla5.B" style:family="table-column">
      <style:table-column-properties style:column-width="9.495cm" style:rel-column-width="3660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7.505cm" style:rel-column-width="28932*"/>
    </style:style>
    <style:style style:name="Tabla6.B" style:family="table-column">
      <style:table-column-properties style:column-width="9.495cm" style:rel-column-width="3660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7.505cm" style:rel-column-width="28932*"/>
    </style:style>
    <style:style style:name="Tabla7.B" style:family="table-column">
      <style:table-column-properties style:column-width="9.495cm" style:rel-column-width="3660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7.505cm" style:rel-column-width="28932*"/>
    </style:style>
    <style:style style:name="Tabla8.B" style:family="table-column">
      <style:table-column-properties style:column-width="9.495cm" style:rel-column-width="3660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2" style:family="table-row">
      <style:table-row-properties style:min-row-height="0.737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7.505cm" style:rel-column-width="28932*"/>
    </style:style>
    <style:style style:name="Tabla9.B" style:family="table-column">
      <style:table-column-properties style:column-width="9.495cm" style:rel-column-width="36603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0.737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7.505cm" style:rel-column-width="28932*"/>
    </style:style>
    <style:style style:name="Tabla10.B" style:family="table-column">
      <style:table-column-properties style:column-width="9.495cm" style:rel-column-width="36603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style:min-row-height="0.737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7.505cm" style:rel-column-width="28932*"/>
    </style:style>
    <style:style style:name="Tabla11.B" style:family="table-column">
      <style:table-column-properties style:column-width="9.495cm" style:rel-column-width="36603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0.737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7.505cm" style:rel-column-width="28932*"/>
    </style:style>
    <style:style style:name="Tabla12.B" style:family="table-column">
      <style:table-column-properties style:column-width="9.495cm" style:rel-column-width="36603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2" style:family="table-row">
      <style:table-row-properties style:min-row-height="0.737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7.505cm" style:rel-column-width="28932*"/>
    </style:style>
    <style:style style:name="Tabla13.B" style:family="table-column">
      <style:table-column-properties style:column-width="9.495cm" style:rel-column-width="36603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2" style:family="table-row">
      <style:table-row-properties style:min-row-height="0.737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7.505cm" style:rel-column-width="28932*"/>
    </style:style>
    <style:style style:name="Tabla14.B" style:family="table-column">
      <style:table-column-properties style:column-width="9.495cm" style:rel-column-width="36603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2" style:family="table-row">
      <style:table-row-properties style:min-row-height="0.737cm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7.505cm" style:rel-column-width="28932*"/>
    </style:style>
    <style:style style:name="Tabla15.B" style:family="table-column">
      <style:table-column-properties style:column-width="9.495cm" style:rel-column-width="36603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2" style:family="table-row">
      <style:table-row-properties style:min-row-height="0.737cm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7.505cm" style:rel-column-width="28932*"/>
    </style:style>
    <style:style style:name="Tabla16.B" style:family="table-column">
      <style:table-column-properties style:column-width="9.495cm" style:rel-column-width="36603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2" style:family="table-row">
      <style:table-row-properties style:min-row-height="0.737cm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7.505cm" style:rel-column-width="28932*"/>
    </style:style>
    <style:style style:name="Tabla17.B" style:family="table-column">
      <style:table-column-properties style:column-width="9.495cm" style:rel-column-width="36603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2" style:family="table-row">
      <style:table-row-properties style:min-row-height="0.737cm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7.505cm" style:rel-column-width="28932*"/>
    </style:style>
    <style:style style:name="Tabla18.B" style:family="table-column">
      <style:table-column-properties style:column-width="9.495cm" style:rel-column-width="36603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2" style:family="table-row">
      <style:table-row-properties style:min-row-height="0.737cm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7.505cm" style:rel-column-width="28932*"/>
    </style:style>
    <style:style style:name="Tabla19.B" style:family="table-column">
      <style:table-column-properties style:column-width="9.495cm" style:rel-column-width="36603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2" style:family="table-row">
      <style:table-row-properties style:min-row-height="0.737cm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7.505cm" style:rel-column-width="28932*"/>
    </style:style>
    <style:style style:name="Tabla20.B" style:family="table-column">
      <style:table-column-properties style:column-width="9.495cm" style:rel-column-width="36603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2" style:family="table-row">
      <style:table-row-properties style:min-row-height="0.737cm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Verdana" fo:font-size="8.2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pacitación BI </text:p>
      <text:p text:style-name="Standard">Guías de la investigación:</text:p>
      <text:list xml:id="list856650681" text:style-name="L1">
        <text:list-item>
          <text:p text:style-name="P1">¿A quién está dirigido? </text:p>
        </text:list-item>
        <text:list-item>
          <text:p text:style-name="P1">¿Dónde se ubica regionalmente? </text:p>
        </text:list-item>
        <text:list-item>
          <text:p text:style-name="P1">¿Qué áreas incluye? </text:p>
        </text:list-item>
        <text:list-item>
          <text:p text:style-name="P1">¿Cuál es la duración? </text:p>
        </text:list-item>
        <text:list-item>
          <text:p text:style-name="P1">¿Cuáles son los requisitos de capacitación? </text:p>
        </text:list-item>
        <text:list-item>
          <text:p text:style-name="P1">¿Qué estrategias didácticas utilizan? </text:p>
        </text:list-item>
        <text:list-item>
          <text:p text:style-name="P1">¿Qué tipo de organización la brinda? </text:p>
        </text:list-item>
        <text:list-item>
          <text:p text:style-name="P1">¿En qué idioma se imparte?</text:p>
        </text:list-item>
      </text:list>
      <text:p text:style-name="Standard"/>
      <text:p text:style-name="Standard">Estrategia:</text:p>
      <text:p text:style-name="Standard">Búsqueda de sitios web</text:p>
      <text:p text:style-name="Standard"><text:a xlink:type="simple" xlink:href="http://www.google.com.ar/">www.google.com.ar</text:a></text:p>
      <text:p text:style-name="Standard">“capacitación” + BI<text:tab/>1,610,0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VOsoft</text:p>
          </table:table-cell>
          <table:table-cell table:style-name="Tabla1.B1" office:value-type="string">
            <text:p text:style-name="Table_20_Contents">http://www.cvosoft.com/sistemas_sap_abap/carrera_consultor_sap_bi_bw_modulo_inicial.php</text:p>
          </table:table-cell>
        </table:table-row>
        <table:table-row>
          <table:table-cell table:style-name="Tabla1.A2" office:value-type="string">
            <text:p text:style-name="Standard">¿A quién está dirigido?</text:p>
          </table:table-cell>
          <table:table-cell table:style-name="Tabla1.B2" office:value-type="string">
            <text:p text:style-name="Table_20_Contents">Profesionales IT</text:p>
          </table:table-cell>
        </table:table-row>
        <table:table-row>
          <table:table-cell table:style-name="Tabla1.A2" office:value-type="string">
            <text:p text:style-name="Standard">¿Dónde se ubica regionalmente?</text:p>
          </table:table-cell>
          <table:table-cell table:style-name="Tabla1.B2" office:value-type="string">
            <text:p text:style-name="Table_20_Contents">Buenos Aires</text:p>
          </table:table-cell>
        </table:table-row>
        <table:table-row>
          <table:table-cell table:style-name="Tabla1.A2" office:value-type="string">
            <text:p text:style-name="Standard">¿Qué áreas incluye?</text:p>
          </table:table-cell>
          <table:table-cell table:style-name="Tabla1.B2" office:value-type="string">
            <text:p text:style-name="Table_20_Contents">Inicial, y avanzado, no describe las áreas</text:p>
          </table:table-cell>
        </table:table-row>
        <table:table-row>
          <table:table-cell table:style-name="Tabla1.A2" office:value-type="string">
            <text:p text:style-name="Standard">¿Qué herramientas utiliza?</text:p>
          </table:table-cell>
          <table:table-cell table:style-name="Tabla1.B2" office:value-type="string">
            <text:p text:style-name="Table_20_Contents">SAP</text:p>
          </table:table-cell>
        </table:table-row>
        <table:table-row>
          <table:table-cell table:style-name="Tabla1.A2" office:value-type="string">
            <text:p text:style-name="Standard">¿Cuál es la duración?</text:p>
          </table:table-cell>
          <table:table-cell table:style-name="Tabla1.B2" office:value-type="string">
            <text:p text:style-name="Table_20_Contents">10 semanas - 70hs</text:p>
          </table:table-cell>
        </table:table-row>
        <table:table-row>
          <table:table-cell table:style-name="Tabla1.A2" office:value-type="string">
            <text:p text:style-name="Standard">¿Cuáles son los requisitos de capacitación?</text:p>
          </table:table-cell>
          <table:table-cell table:style-name="Tabla1.B2" office:value-type="string">
            <text:p text:style-name="Table_20_Contents">S/D</text:p>
          </table:table-cell>
        </table:table-row>
        <table:table-row>
          <table:table-cell table:style-name="Tabla1.A2" office:value-type="string">
            <text:p text:style-name="Standard">¿Qué estrategias didácticas utilizan?</text:p>
          </table:table-cell>
          <table:table-cell table:style-name="Tabla1.B2" office:value-type="string">
            <text:p text:style-name="Table_20_Contents">Online / Modelo B-Learning exclusivo</text:p>
            <text:p text:style-name="Table_20_Contents">Tutorías, prácticas, material multimedia, plataforma de capacitación de la herramienta, base de conocimiento </text:p>
          </table:table-cell>
        </table:table-row>
        <table:table-row>
          <table:table-cell table:style-name="Tabla1.A2" office:value-type="string">
            <text:p text:style-name="Standard">¿Qué tipo de organización la brinda?</text:p>
          </table:table-cell>
          <table:table-cell table:style-name="Tabla1.B2" office:value-type="string">
            <text:p text:style-name="Table_20_Contents">Específica de formación en IT</text:p>
          </table:table-cell>
        </table:table-row>
        <table:table-row>
          <table:table-cell table:style-name="Tabla1.A2" office:value-type="string">
            <text:p text:style-name="Table_20_Contents">¿En qué idioma se imparte?</text:p>
          </table:table-cell>
          <table:table-cell table:style-name="Tabla1.B2" office:value-type="string">
            <text:p text:style-name="Table_20_Contents">Español</text:p>
          </table:table-cell>
        </table:table-row>
        <table:table-row>
          <table:table-cell table:style-name="Tabla1.A2" office:value-type="string">
            <text:p text:style-name="Table_20_Contents">Coste</text:p>
          </table:table-cell>
          <table:table-cell table:style-name="Tabla1.B2" office:value-type="string">
            <text:p text:style-name="Table_20_Contents">u$s 200</text:p>
          </table:table-cell>
        </table:table-row>
        <table:table-row>
          <table:table-cell table:style-name="Tabla1.B2" table:number-columns-spanned="2" office:value-type="string">
            <text:p text:style-name="Table_20_Contents">Descripción</text:p>
            <text:p text:style-name="Table_20_Contents">Sitio específico de formación en IT</text:p>
            <text:p text:style-name="Table_20_Contents">Posee un cronograma flexible de capacitación. Plantea dos niveles, uno inicial y otro avanzado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CELIT</text:p>
          </table:table-cell>
          <table:table-cell table:style-name="Tabla2.B1" office:value-type="string">
            <text:p text:style-name="Table_20_Contents">http://www.celit.com.ar/e-training/businessIntelligence.asp</text:p>
          </table:table-cell>
        </table:table-row>
        <table:table-row>
          <table:table-cell table:style-name="Tabla2.A2" office:value-type="string">
            <text:p text:style-name="Standard">¿A quién está dirigido?</text:p>
          </table:table-cell>
          <table:table-cell table:style-name="Tabla2.B2" office:value-type="string">
            <text:p text:style-name="Table_20_Contents">Desarrolladores</text:p>
          </table:table-cell>
        </table:table-row>
        <table:table-row>
          <table:table-cell table:style-name="Tabla2.A2" office:value-type="string">
            <text:p text:style-name="Standard">¿Dónde se ubica regionalmente?</text:p>
          </table:table-cell>
          <table:table-cell table:style-name="Tabla2.B2" office:value-type="string">
            <text:p text:style-name="Table_20_Contents">Buenos Aires</text:p>
          </table:table-cell>
        </table:table-row>
        <table:table-row>
          <table:table-cell table:style-name="Tabla2.A2" office:value-type="string">
            <text:p text:style-name="Standard">¿Qué áreas incluye?</text:p>
          </table:table-cell>
          <table:table-cell table:style-name="Tabla2.B2" office:value-type="string">
            <text:p text:style-name="Table_20_Contents"><text:s text:c="8"/>Business Performance Management</text:p>
            <text:p text:style-name="Table_20_Contents"><text:s text:c="8"/>Business Intelligence</text:p>
            <text:p text:style-name="Table_20_Contents"><text:s text:c="12"/>Definición</text:p>
            <text:p text:style-name="Table_20_Contents"><text:s text:c="12"/>5 estilos de BI</text:p>
            <text:p text:style-name="Table_20_Contents"><text:s text:c="12"/>Ciclo</text:p>
            <text:p text:style-name="Table_20_Contents"><text:s text:c="8"/>Aplicación a empresas</text:p>
            <text:p text:style-name="Table_20_Contents"><text:soft-page-break/><text:s text:c="8"/>Transaccional</text:p>
            <text:p text:style-name="Table_20_Contents"><text:s text:c="8"/>Datawarehouse</text:p>
            <text:p text:style-name="Table_20_Contents"><text:s text:c="8"/>Modelo Relacional vs. Modelo Estrella</text:p>
            <text:p text:style-name="Table_20_Contents"><text:s text:c="8"/>Data Marts</text:p>
            <text:p text:style-name="Table_20_Contents"><text:s text:c="8"/>Data Mining</text:p>
            <text:p text:style-name="Table_20_Contents"><text:s text:c="8"/>¿Que son los KPIs?</text:p>
            <text:p text:style-name="Table_20_Contents"><text:s text:c="12"/>Como determinarlos</text:p>
            <text:p text:style-name="Table_20_Contents"><text:s text:c="8"/>Herramientas de BI del mercado actual.</text:p>
            <text:p text:style-name="Table_20_Contents"><text:s text:c="12"/>Usos</text:p>
            <text:p text:style-name="Table_20_Contents"><text:s text:c="12"/>Comparaciones</text:p>
          </table:table-cell>
        </table:table-row>
        <table:table-row>
          <table:table-cell table:style-name="Tabla2.A2" office:value-type="string">
            <text:p text:style-name="Standard">¿Qué herramientas utiliza?</text:p>
          </table:table-cell>
          <table:table-cell table:style-name="Tabla2.B2" office:value-type="string">
            <text:p text:style-name="Table_20_Contents">S/D</text:p>
          </table:table-cell>
        </table:table-row>
        <table:table-row>
          <table:table-cell table:style-name="Tabla2.A2" office:value-type="string">
            <text:p text:style-name="Standard">¿Cuál es la duración?</text:p>
          </table:table-cell>
          <table:table-cell table:style-name="Tabla2.B2" office:value-type="string">
            <text:p text:style-name="Table_20_Contents">S/D</text:p>
          </table:table-cell>
        </table:table-row>
        <table:table-row>
          <table:table-cell table:style-name="Tabla2.A2" office:value-type="string">
            <text:p text:style-name="Standard">¿Cuáles son los requisitos de capacitación?</text:p>
          </table:table-cell>
          <table:table-cell table:style-name="Tabla2.B2" office:value-type="string">
            <text:p text:style-name="Table_20_Contents">S/D</text:p>
          </table:table-cell>
        </table:table-row>
        <table:table-row>
          <table:table-cell table:style-name="Tabla2.A2" office:value-type="string">
            <text:p text:style-name="Standard">¿Qué estrategias didácticas utilizan?</text:p>
          </table:table-cell>
          <table:table-cell table:style-name="Tabla2.B2" office:value-type="string">
            <text:p text:style-name="Table_20_Contents">S/D</text:p>
          </table:table-cell>
        </table:table-row>
        <table:table-row>
          <table:table-cell table:style-name="Tabla2.A2" office:value-type="string">
            <text:p text:style-name="Standard">¿Qué tipo de organización la brinda?</text:p>
          </table:table-cell>
          <table:table-cell table:style-name="Tabla2.B2" office:value-type="string">
            <text:p text:style-name="Table_20_Contents">Desarrollo de sistemas y capacitación en IT</text:p>
          </table:table-cell>
        </table:table-row>
        <table:table-row>
          <table:table-cell table:style-name="Tabla2.A2" office:value-type="string">
            <text:p text:style-name="Table_20_Contents">¿En qué idioma se imparte?</text:p>
          </table:table-cell>
          <table:table-cell table:style-name="Tabla2.B2" office:value-type="string">
            <text:p text:style-name="Table_20_Contents">Español</text:p>
          </table:table-cell>
        </table:table-row>
        <table:table-row>
          <table:table-cell table:style-name="Tabla2.A2" office:value-type="string">
            <text:p text:style-name="Table_20_Contents">Coste</text:p>
          </table:table-cell>
          <table:table-cell table:style-name="Tabla2.B2" office:value-type="string">
            <text:p text:style-name="Table_20_Contents">S/D</text:p>
          </table:table-cell>
        </table:table-row>
        <table:table-row>
          <table:table-cell table:style-name="Tabla2.B2" table:number-columns-spanned="2" office:value-type="string">
            <text:p text:style-name="Table_20_Contents">Descripción</text:p>
            <text:p text:style-name="Table_20_Contents">Son desarrolladores de sistemas, y además realizan capacitaciones en varias tecnologías de desarrollo.</text:p>
          </table:table-cell>
          <table:covered-table-cell/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UNICORP</text:p>
          </table:table-cell>
          <table:table-cell table:style-name="Tabla3.B1" office:value-type="string">
            <text:p text:style-name="Table_20_Contents">http://www.unycorp.com/index.php/servicios/capacitacion/capacitacion-bi.html</text:p>
          </table:table-cell>
        </table:table-row>
        <table:table-row>
          <table:table-cell table:style-name="Tabla3.A2" office:value-type="string">
            <text:p text:style-name="Standard">¿A quién está dirigido?</text:p>
          </table:table-cell>
          <table:table-cell table:style-name="Tabla3.B2" office:value-type="string">
            <text:p text:style-name="Table_20_Contents">Desarrolladores</text:p>
          </table:table-cell>
        </table:table-row>
        <table:table-row>
          <table:table-cell table:style-name="Tabla3.A2" office:value-type="string">
            <text:p text:style-name="Standard">¿Dónde se ubica regionalmente?</text:p>
          </table:table-cell>
          <table:table-cell table:style-name="Tabla3.B2" office:value-type="string">
            <text:p text:style-name="Table_20_Contents">Mexico</text:p>
          </table:table-cell>
        </table:table-row>
        <table:table-row>
          <table:table-cell table:style-name="Tabla3.A2" office:value-type="string">
            <text:p text:style-name="Standard">¿Qué áreas incluye?</text:p>
          </table:table-cell>
          <table:table-cell table:style-name="Tabla3.B2" office:value-type="string">
            <text:p text:style-name="Table_20_Contents">Administración de usuarios, desarrollo de reportes, web, y tableros de comando</text:p>
          </table:table-cell>
        </table:table-row>
        <table:table-row>
          <table:table-cell table:style-name="Tabla3.A2" office:value-type="string">
            <text:p text:style-name="Standard">¿Qué herramientas utiliza?</text:p>
          </table:table-cell>
          <table:table-cell table:style-name="Tabla3.B2" office:value-type="string">
            <text:p text:style-name="Table_20_Contents">SAP Business Object Enterprise XI, Crystal, Webi XI, XCelsius</text:p>
          </table:table-cell>
        </table:table-row>
        <table:table-row>
          <table:table-cell table:style-name="Tabla3.A2" office:value-type="string">
            <text:p text:style-name="Standard">¿Cuál es la duración?</text:p>
          </table:table-cell>
          <table:table-cell table:style-name="Tabla3.B2" office:value-type="string">
            <text:p text:style-name="Table_20_Contents">2 días</text:p>
          </table:table-cell>
        </table:table-row>
        <table:table-row>
          <table:table-cell table:style-name="Tabla3.A2" office:value-type="string">
            <text:p text:style-name="Standard">¿Cuáles son los requisitos de capacitación?</text:p>
          </table:table-cell>
          <table:table-cell table:style-name="Tabla3.B2" office:value-type="string">
            <text:p text:style-name="Table_20_Contents">S/D</text:p>
          </table:table-cell>
        </table:table-row>
        <table:table-row>
          <table:table-cell table:style-name="Tabla3.A2" office:value-type="string">
            <text:p text:style-name="Standard">¿Qué estrategias didácticas utilizan?</text:p>
          </table:table-cell>
          <table:table-cell table:style-name="Tabla3.B2" office:value-type="string">
            <text:p text:style-name="Table_20_Contents">S/D</text:p>
          </table:table-cell>
        </table:table-row>
        <table:table-row>
          <table:table-cell table:style-name="Tabla3.A2" office:value-type="string">
            <text:p text:style-name="Standard">¿Qué tipo de organización la brinda?</text:p>
          </table:table-cell>
          <table:table-cell table:style-name="Tabla3.B2" office:value-type="string">
            <text:p text:style-name="Table_20_Contents">Desarrollo de sistemas y capacitación en IT</text:p>
          </table:table-cell>
        </table:table-row>
        <table:table-row>
          <table:table-cell table:style-name="Tabla3.A2" office:value-type="string">
            <text:p text:style-name="Table_20_Contents">¿En qué idioma se imparte?</text:p>
          </table:table-cell>
          <table:table-cell table:style-name="Tabla3.B2" office:value-type="string">
            <text:p text:style-name="Table_20_Contents">Español</text:p>
          </table:table-cell>
        </table:table-row>
        <table:table-row>
          <table:table-cell table:style-name="Tabla3.A2" office:value-type="string">
            <text:p text:style-name="Table_20_Contents">Coste</text:p>
          </table:table-cell>
          <table:table-cell table:style-name="Tabla3.B2" office:value-type="string">
            <text:p text:style-name="Table_20_Contents">u$s 450</text:p>
          </table:table-cell>
        </table:table-row>
        <table:table-row>
          <table:table-cell table:style-name="Tabla3.B2" table:number-columns-spanned="2" office:value-type="string">
            <text:p text:style-name="Table_20_Contents">Descripción</text:p>
            <text:p text:style-name="Table_20_Contents">Son desarrolladores de sistemas, y además realizan capacitaciones en varias tecnologías de desarrollo.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Tecnología BI</text:p>
          </table:table-cell>
          <table:table-cell table:style-name="Tabla4.B1" office:value-type="string">
            <text:p text:style-name="Table_20_Contents">http://www.tecnologiabi.com/contenidos/cursos.asp?<text:soft-page-break/>Reference=1</text:p>
          </table:table-cell>
        </table:table-row>
        <table:table-row>
          <table:table-cell table:style-name="Tabla4.A2" office:value-type="string">
            <text:p text:style-name="Standard">¿A quién está dirigido?</text:p>
          </table:table-cell>
          <table:table-cell table:style-name="Tabla4.B2" office:value-type="string">
            <text:p text:style-name="Table_20_Contents">Desarrolladores</text:p>
          </table:table-cell>
        </table:table-row>
        <table:table-row>
          <table:table-cell table:style-name="Tabla4.A2" office:value-type="string">
            <text:p text:style-name="Standard">¿Dónde se ubica regionalmente?</text:p>
          </table:table-cell>
          <table:table-cell table:style-name="Tabla4.B2" office:value-type="string">
            <text:p text:style-name="Table_20_Contents">Buenos Aires</text:p>
          </table:table-cell>
        </table:table-row>
        <table:table-row>
          <table:table-cell table:style-name="Tabla4.A2" office:value-type="string">
            <text:p text:style-name="Standard">¿Qué áreas incluye?</text:p>
          </table:table-cell>
          <table:table-cell table:style-name="Tabla4.B2" office:value-type="string">
            <text:p text:style-name="Table_20_Contents"><text:span text:style-name="T1">Módulo 1: Introducción a Microsoft SQL Server Analysis Services</text:span><text:line-break/><text:line-break/>- Introducción a Soluciones de Análisis de Datos<text:line-break/>- Introducción a SQL Server Analysis Services<text:line-break/>- Instalación de SQL Server Analysis Services<text:line-break/><text:line-break/><text:span text:style-name="T1">Módulo 2: Creación de Soluciones de Análisis Multidimensional</text:span><text:line-break/><text:line-break/>- Desarrollo de Soluciones de Analysis Services<text:line-break/>- Creación de orígenes de datos y Vistas de orígenes de datos<text:line-break/>- Creación de un cubo<text:line-break/><text:line-break/><text:span text:style-name="T1">Módulo 3: Trabajar con cubos y dimensiones</text:span><text:line-break/><text:line-break/>- Configuración de Dimensiones<text:line-break/>- Definición de jerarquías de atributos<text:line-break/>- Ordenar y agrupar atributos<text:line-break/><text:line-break/><text:span text:style-name="T1">Módulo 4: Trabajar con medidas y grupos de medidas</text:span><text:line-break/><text:line-break/>- Trabajar con medidas<text:line-break/>- Trabajar con grupos de medidas<text:line-break/><text:line-break/><text:span text:style-name="T1">Módulo 5: Consulta de Soluciones Multidimensionales de Analysis</text:span><text:line-break/><text:line-break/>- Fundamentos de MDX<text:line-break/>- Agregar cálculos a un cubo<text:line-break/><text:line-break/><text:span text:style-name="T1">Módulo 6: Personalizacion de la funcionalidad de un Cubo</text:span><text:line-break/><text:line-break/>- Implementación de Key Performance Indicators (KPI)<text:line-break/>- Implementación de acciones<text:line-break/>- Trabajar con Perspectivas<text:line-break/>- Trabajar con Traducciones<text:line-break/><text:line-break/><text:span text:style-name="T1">Módulo 7: Implementación y Seguridad de una base de datos multidimensional de Analysis Services</text:span><text:line-break/><text:line-break/>- Implementacion de una base de datos multidimensional<text:line-break/><text:soft-page-break/>- Seguridad de una base de datos multidimensional<text:line-break/><text:line-break/><text:span text:style-name="T1">Módulo 8: Mantenimiento de una solucion Multidimensional</text:span><text:line-break/><text:line-break/>- Configuración de procesamiento de un cubo.<text:line-break/>- Logging, Monitoreo, y optimización de una solución de Analysis Services.<text:line-break/>- Back Up y Restauración de una base de datos de Analysis Services.</text:p>
          </table:table-cell>
        </table:table-row>
        <table:table-row>
          <table:table-cell table:style-name="Tabla4.A2" office:value-type="string">
            <text:p text:style-name="Standard">¿Qué herramientas utiliza?</text:p>
          </table:table-cell>
          <table:table-cell table:style-name="Tabla4.B2" office:value-type="string">
            <text:p text:style-name="Table_20_Contents">Microsoft SQL Server 2008 R2 Analysis Services </text:p>
          </table:table-cell>
        </table:table-row>
        <table:table-row>
          <table:table-cell table:style-name="Tabla4.A2" office:value-type="string">
            <text:p text:style-name="Standard">¿Cuál es la duración?</text:p>
          </table:table-cell>
          <table:table-cell table:style-name="Tabla4.B2" office:value-type="string">
            <text:p text:style-name="Table_20_Contents">24hs</text:p>
          </table:table-cell>
        </table:table-row>
        <table:table-row>
          <table:table-cell table:style-name="Tabla4.A2" office:value-type="string">
            <text:p text:style-name="Standard">¿Cuáles son los requisitos de capacitación?</text:p>
          </table:table-cell>
          <table:table-cell table:style-name="Tabla4.B2" office:value-type="string">
            <text:p text:style-name="Table_20_Contents">S/D</text:p>
          </table:table-cell>
        </table:table-row>
        <table:table-row>
          <table:table-cell table:style-name="Tabla4.A2" office:value-type="string">
            <text:p text:style-name="Standard">¿Qué estrategias didácticas utilizan?</text:p>
          </table:table-cell>
          <table:table-cell table:style-name="Tabla4.B2" office:value-type="string">
            <text:p text:style-name="Table_20_Contents">Presencial con opción a Online</text:p>
          </table:table-cell>
        </table:table-row>
        <table:table-row>
          <table:table-cell table:style-name="Tabla4.A2" office:value-type="string">
            <text:p text:style-name="Standard">¿Qué tipo de organización la brinda?</text:p>
          </table:table-cell>
          <table:table-cell table:style-name="Tabla4.B2" office:value-type="string">
            <text:p text:style-name="Table_20_Contents">Desarrollo de sistemas y capacitación en IT</text:p>
          </table:table-cell>
        </table:table-row>
        <table:table-row>
          <table:table-cell table:style-name="Tabla4.A2" office:value-type="string">
            <text:p text:style-name="Table_20_Contents">¿En qué idioma se imparte?</text:p>
          </table:table-cell>
          <table:table-cell table:style-name="Tabla4.B2" office:value-type="string">
            <text:p text:style-name="Table_20_Contents">Español</text:p>
          </table:table-cell>
        </table:table-row>
        <table:table-row>
          <table:table-cell table:style-name="Tabla4.A2" office:value-type="string">
            <text:p text:style-name="Table_20_Contents">Coste</text:p>
          </table:table-cell>
          <table:table-cell table:style-name="Tabla4.B2" office:value-type="string">
            <text:p text:style-name="Table_20_Contents">u$s 280</text:p>
          </table:table-cell>
        </table:table-row>
        <table:table-row>
          <table:table-cell table:style-name="Tabla4.B2" table:number-columns-spanned="2" office:value-type="string">
            <text:p text:style-name="Table_20_Contents">Descripción</text:p>
            <text:p text:style-name="Table_20_Contents">Realizan capacitación y consultoría. Además tiene cursos de Integration Services, y Reporting Services, con igual costo y duración</text:p>
          </table:table-cell>
          <table:covered-table-cell/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Intuitive BI</text:p>
          </table:table-cell>
          <table:table-cell table:style-name="Tabla5.B1" office:value-type="string">
            <text:p text:style-name="Table_20_Contents">http://www.intuitive-bi.com.ar/capacitacion.html</text:p>
          </table:table-cell>
        </table:table-row>
        <table:table-row>
          <table:table-cell table:style-name="Tabla5.A2" office:value-type="string">
            <text:p text:style-name="Standard">¿A quién está dirigido?</text:p>
          </table:table-cell>
          <table:table-cell table:style-name="Tabla5.B2" office:value-type="string">
            <text:p text:style-name="Table_20_Contents">Analistas</text:p>
          </table:table-cell>
        </table:table-row>
        <table:table-row>
          <table:table-cell table:style-name="Tabla5.A2" office:value-type="string">
            <text:p text:style-name="Standard">¿Dónde se ubica regionalmente?</text:p>
          </table:table-cell>
          <table:table-cell table:style-name="Tabla5.B2" office:value-type="string">
            <text:p text:style-name="Table_20_Contents">Buenos Aires</text:p>
          </table:table-cell>
        </table:table-row>
        <table:table-row>
          <table:table-cell table:style-name="Tabla5.A2" office:value-type="string">
            <text:p text:style-name="Standard">¿Qué áreas incluye?</text:p>
          </table:table-cell>
          <table:table-cell table:style-name="Tabla5.B2" office:value-type="string">
            <text:p text:style-name="Table_20_Contents">S/D</text:p>
          </table:table-cell>
        </table:table-row>
        <table:table-row>
          <table:table-cell table:style-name="Tabla5.A2" office:value-type="string">
            <text:p text:style-name="Standard">¿Qué herramientas utiliza?</text:p>
          </table:table-cell>
          <table:table-cell table:style-name="Tabla5.B2" office:value-type="string">
            <text:p text:style-name="Table_20_Contents">SAP-Microsoft</text:p>
          </table:table-cell>
        </table:table-row>
        <table:table-row>
          <table:table-cell table:style-name="Tabla5.A2" office:value-type="string">
            <text:p text:style-name="Standard">¿Cuál es la duración?</text:p>
          </table:table-cell>
          <table:table-cell table:style-name="Tabla5.B2" office:value-type="string">
            <text:p text:style-name="Table_20_Contents">S/D</text:p>
          </table:table-cell>
        </table:table-row>
        <table:table-row>
          <table:table-cell table:style-name="Tabla5.A2" office:value-type="string">
            <text:p text:style-name="Standard">¿Cuáles son los requisitos de capacitación?</text:p>
          </table:table-cell>
          <table:table-cell table:style-name="Tabla5.B2" office:value-type="string">
            <text:p text:style-name="Table_20_Contents">S/D</text:p>
          </table:table-cell>
        </table:table-row>
        <table:table-row>
          <table:table-cell table:style-name="Tabla5.A2" office:value-type="string">
            <text:p text:style-name="Standard">¿Qué estrategias didácticas utilizan?</text:p>
          </table:table-cell>
          <table:table-cell table:style-name="Tabla5.B2" office:value-type="string">
            <text:p text:style-name="Table_20_Contents">S/D</text:p>
          </table:table-cell>
        </table:table-row>
        <table:table-row>
          <table:table-cell table:style-name="Tabla5.A2" office:value-type="string">
            <text:p text:style-name="Standard">¿Qué tipo de organización la brinda?</text:p>
          </table:table-cell>
          <table:table-cell table:style-name="Tabla5.B2" office:value-type="string">
            <text:p text:style-name="Table_20_Contents">Consultora BI y gestión de datos</text:p>
          </table:table-cell>
        </table:table-row>
        <table:table-row>
          <table:table-cell table:style-name="Tabla5.A2" office:value-type="string">
            <text:p text:style-name="Table_20_Contents">¿En qué idioma se imparte?</text:p>
          </table:table-cell>
          <table:table-cell table:style-name="Tabla5.B2" office:value-type="string">
            <text:p text:style-name="Table_20_Contents">Español</text:p>
          </table:table-cell>
        </table:table-row>
        <table:table-row>
          <table:table-cell table:style-name="Tabla5.A2" office:value-type="string">
            <text:p text:style-name="Table_20_Contents">Coste</text:p>
          </table:table-cell>
          <table:table-cell table:style-name="Tabla5.B2" office:value-type="string">
            <text:p text:style-name="Table_20_Contents">S/D</text:p>
          </table:table-cell>
        </table:table-row>
        <table:table-row>
          <table:table-cell table:style-name="Tabla5.B2" table:number-columns-spanned="2" office:value-type="string">
            <text:p text:style-name="Table_20_Contents">Descripción</text:p>
            <text:p text:style-name="Table_20_Contents">Ofrece un modelo de capacitación en la empresa del cliente para trabajar directamente con los datos, y los requerimientos de reportes del propio cliente.</text:p>
          </table:table-cell>
          <table:covered-table-cell/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Tech-bi</text:p>
          </table:table-cell>
          <table:table-cell table:style-name="Tabla6.B1" office:value-type="string">
            <text:p text:style-name="Table_20_Contents"><text:a xlink:type="simple" xlink:href="http://www.tech-bi.com/">http://www.tech-bi.com</text:a></text:p>
          </table:table-cell>
        </table:table-row>
        <table:table-row>
          <table:table-cell table:style-name="Tabla6.A2" office:value-type="string">
            <text:p text:style-name="Standard">¿A quién está dirigido?</text:p>
          </table:table-cell>
          <table:table-cell table:style-name="Tabla6.B2" office:value-type="string">
            <text:p text:style-name="Table_20_Contents">S/D</text:p>
          </table:table-cell>
        </table:table-row>
        <table:table-row>
          <table:table-cell table:style-name="Tabla6.A2" office:value-type="string">
            <text:p text:style-name="Standard">¿Dónde se ubica regionalmente?</text:p>
          </table:table-cell>
          <table:table-cell table:style-name="Tabla6.B2" office:value-type="string">
            <text:p text:style-name="Table_20_Contents">Buenos Aires</text:p>
          </table:table-cell>
        </table:table-row>
        <table:table-row>
          <table:table-cell table:style-name="Tabla6.A2" office:value-type="string">
            <text:p text:style-name="Standard">¿Qué áreas incluye?</text:p>
          </table:table-cell>
          <table:table-cell table:style-name="Tabla6.B2" office:value-type="string">
            <text:p text:style-name="Table_20_Contents">S/D</text:p>
          </table:table-cell>
        </table:table-row>
        <text:soft-page-break/>
        <table:table-row>
          <table:table-cell table:style-name="Tabla6.A2" office:value-type="string">
            <text:p text:style-name="Standard">¿Qué herramientas utiliza?</text:p>
          </table:table-cell>
          <table:table-cell table:style-name="Tabla6.B2" office:value-type="string">
            <text:p text:style-name="Table_20_Contents">SAP, Microsoft, Microstrategy</text:p>
          </table:table-cell>
        </table:table-row>
        <table:table-row>
          <table:table-cell table:style-name="Tabla6.A2" office:value-type="string">
            <text:p text:style-name="Standard">¿Cuál es la duración?</text:p>
          </table:table-cell>
          <table:table-cell table:style-name="Tabla6.B2" office:value-type="string">
            <text:p text:style-name="Table_20_Contents">S/D</text:p>
          </table:table-cell>
        </table:table-row>
        <table:table-row>
          <table:table-cell table:style-name="Tabla6.A2" office:value-type="string">
            <text:p text:style-name="Standard">¿Cuáles son los requisitos de capacitación?</text:p>
          </table:table-cell>
          <table:table-cell table:style-name="Tabla6.B2" office:value-type="string">
            <text:p text:style-name="Table_20_Contents">S/D</text:p>
          </table:table-cell>
        </table:table-row>
        <table:table-row>
          <table:table-cell table:style-name="Tabla6.A2" office:value-type="string">
            <text:p text:style-name="Standard">¿Qué estrategias didácticas utilizan?</text:p>
          </table:table-cell>
          <table:table-cell table:style-name="Tabla6.B2" office:value-type="string">
            <text:p text:style-name="Table_20_Contents">S/D</text:p>
          </table:table-cell>
        </table:table-row>
        <table:table-row>
          <table:table-cell table:style-name="Tabla6.A2" office:value-type="string">
            <text:p text:style-name="Standard">¿Qué tipo de organización la brinda?</text:p>
          </table:table-cell>
          <table:table-cell table:style-name="Tabla6.B2" office:value-type="string">
            <text:p text:style-name="Table_20_Contents">Consultora BI</text:p>
          </table:table-cell>
        </table:table-row>
        <table:table-row>
          <table:table-cell table:style-name="Tabla6.A2" office:value-type="string">
            <text:p text:style-name="Table_20_Contents">¿En qué idioma se imparte?</text:p>
          </table:table-cell>
          <table:table-cell table:style-name="Tabla6.B2" office:value-type="string">
            <text:p text:style-name="Table_20_Contents">Español</text:p>
          </table:table-cell>
        </table:table-row>
        <table:table-row>
          <table:table-cell table:style-name="Tabla6.A2" office:value-type="string">
            <text:p text:style-name="Table_20_Contents">Coste</text:p>
          </table:table-cell>
          <table:table-cell table:style-name="Tabla6.B2" office:value-type="string">
            <text:p text:style-name="Table_20_Contents">S/D</text:p>
          </table:table-cell>
        </table:table-row>
        <table:table-row>
          <table:table-cell table:style-name="Tabla6.B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Ideasoft</text:p>
          </table:table-cell>
          <table:table-cell table:style-name="Tabla7.B1" office:value-type="string">
            <text:p text:style-name="Table_20_Contents"><text:a xlink:type="simple" xlink:href="http://www.ideasoft.biz/web/?page_id=1239">http://www.ideasoft.biz/web/?page_id=1239</text:a></text:p>
          </table:table-cell>
        </table:table-row>
        <table:table-row>
          <table:table-cell table:style-name="Tabla7.A2" office:value-type="string">
            <text:p text:style-name="Standard">¿A quién está dirigido?</text:p>
          </table:table-cell>
          <table:table-cell table:style-name="Tabla7.B2" office:value-type="string">
            <text:p text:style-name="Table_20_Contents">Administradores, Desarrolladores, Analistas</text:p>
          </table:table-cell>
        </table:table-row>
        <table:table-row>
          <table:table-cell table:style-name="Tabla7.A2" office:value-type="string">
            <text:p text:style-name="Standard">¿Dónde se ubica regionalmente?</text:p>
          </table:table-cell>
          <table:table-cell table:style-name="Tabla7.B2" office:value-type="string">
            <text:p text:style-name="Table_20_Contents">Uruguay</text:p>
          </table:table-cell>
        </table:table-row>
        <table:table-row>
          <table:table-cell table:style-name="Tabla7.A2" office:value-type="string">
            <text:p text:style-name="Standard">¿Qué áreas incluye?</text:p>
          </table:table-cell>
          <table:table-cell table:style-name="Tabla7.B2" office:value-type="string">
            <text:p text:style-name="Table_20_Contents">Conceptual, desarrollo de soluciones, OLAP y DW</text:p>
          </table:table-cell>
        </table:table-row>
        <table:table-row>
          <table:table-cell table:style-name="Tabla7.A2" office:value-type="string">
            <text:p text:style-name="Standard">¿Qué herramientas utiliza?</text:p>
          </table:table-cell>
          <table:table-cell table:style-name="Tabla7.B2" office:value-type="string">
            <text:p text:style-name="Table_20_Contents">O3 (propia)</text:p>
          </table:table-cell>
        </table:table-row>
        <table:table-row>
          <table:table-cell table:style-name="Tabla7.A2" office:value-type="string">
            <text:p text:style-name="Standard">¿Cuál es la duración?</text:p>
          </table:table-cell>
          <table:table-cell table:style-name="Tabla7.B2" office:value-type="string">
            <text:p text:style-name="Table_20_Contents">S/D</text:p>
          </table:table-cell>
        </table:table-row>
        <table:table-row>
          <table:table-cell table:style-name="Tabla7.A2" office:value-type="string">
            <text:p text:style-name="Standard">¿Cuáles son los requisitos de capacitación?</text:p>
          </table:table-cell>
          <table:table-cell table:style-name="Tabla7.B2" office:value-type="string">
            <text:p text:style-name="Table_20_Contents">S/D</text:p>
          </table:table-cell>
        </table:table-row>
        <table:table-row>
          <table:table-cell table:style-name="Tabla7.A2" office:value-type="string">
            <text:p text:style-name="Standard">¿Qué estrategias didácticas utilizan?</text:p>
          </table:table-cell>
          <table:table-cell table:style-name="Tabla7.B2" office:value-type="string">
            <text:p text:style-name="Table_20_Contents">S/D</text:p>
          </table:table-cell>
        </table:table-row>
        <table:table-row>
          <table:table-cell table:style-name="Tabla7.A2" office:value-type="string">
            <text:p text:style-name="Standard">¿Qué tipo de organización la brinda?</text:p>
          </table:table-cell>
          <table:table-cell table:style-name="Tabla7.B2" office:value-type="string">
            <text:p text:style-name="Table_20_Contents">Consultora IT</text:p>
          </table:table-cell>
        </table:table-row>
        <table:table-row>
          <table:table-cell table:style-name="Tabla7.A2" office:value-type="string">
            <text:p text:style-name="Table_20_Contents">¿En qué idioma se imparte?</text:p>
          </table:table-cell>
          <table:table-cell table:style-name="Tabla7.B2" office:value-type="string">
            <text:p text:style-name="Table_20_Contents">Español</text:p>
          </table:table-cell>
        </table:table-row>
        <table:table-row>
          <table:table-cell table:style-name="Tabla7.A2" office:value-type="string">
            <text:p text:style-name="Table_20_Contents">Coste</text:p>
          </table:table-cell>
          <table:table-cell table:style-name="Tabla7.B2" office:value-type="string">
            <text:p text:style-name="Table_20_Contents">S/D</text:p>
          </table:table-cell>
        </table:table-row>
        <table:table-row>
          <table:table-cell table:style-name="Tabla7.B2" table:number-columns-spanned="2" office:value-type="string">
            <text:p text:style-name="Table_20_Contents">Descripción</text:p>
            <text:p text:style-name="Table_20_Contents">Tiene su propia suite de herramientas BI.</text:p>
          </table:table-cell>
          <table:covered-table-cell/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Core BI</text:p>
          </table:table-cell>
          <table:table-cell table:style-name="Tabla8.B1" office:value-type="string">
            <text:p text:style-name="Table_20_Contents"><text:a xlink:type="simple" xlink:href="http://www.corebi.com.ar/servicios_cf.html">http://www.corebi.com.ar/servicios_cf.html</text:a></text:p>
          </table:table-cell>
        </table:table-row>
        <table:table-row table:style-name="Tabla8.2">
          <table:table-cell table:style-name="Tabla8.A2" office:value-type="string">
            <text:p text:style-name="Standard">¿A quién está dirigido?</text:p>
          </table:table-cell>
          <table:table-cell table:style-name="Tabla8.B2" office:value-type="string">
            <text:p text:style-name="Table_20_Contents">S/D</text:p>
          </table:table-cell>
        </table:table-row>
        <table:table-row>
          <table:table-cell table:style-name="Tabla8.A2" office:value-type="string">
            <text:p text:style-name="Standard">¿Dónde se ubica regionalmente?</text:p>
          </table:table-cell>
          <table:table-cell table:style-name="Tabla8.B2" office:value-type="string">
            <text:p text:style-name="Table_20_Contents">Córdoba, Buenos Aires, Miami</text:p>
          </table:table-cell>
        </table:table-row>
        <table:table-row>
          <table:table-cell table:style-name="Tabla8.A2" office:value-type="string">
            <text:p text:style-name="Standard">¿Qué áreas incluye?</text:p>
          </table:table-cell>
          <table:table-cell table:style-name="Tabla8.B2" office:value-type="string">
            <text:p text:style-name="Table_20_Contents">S/D</text:p>
          </table:table-cell>
        </table:table-row>
        <table:table-row>
          <table:table-cell table:style-name="Tabla8.A2" office:value-type="string">
            <text:p text:style-name="Standard">¿Qué herramientas utiliza?</text:p>
          </table:table-cell>
          <table:table-cell table:style-name="Tabla8.B2" office:value-type="string">
            <text:p text:style-name="Table_20_Contents">IBM Cognos, Deck Suite, Report Portal, Open source (Pentaho)</text:p>
          </table:table-cell>
        </table:table-row>
        <table:table-row>
          <table:table-cell table:style-name="Tabla8.A2" office:value-type="string">
            <text:p text:style-name="Standard">¿Cuál es la duración?</text:p>
          </table:table-cell>
          <table:table-cell table:style-name="Tabla8.B2" office:value-type="string">
            <text:p text:style-name="Table_20_Contents">S/D</text:p>
          </table:table-cell>
        </table:table-row>
        <table:table-row>
          <table:table-cell table:style-name="Tabla8.A2" office:value-type="string">
            <text:p text:style-name="Standard">¿Cuáles son los requisitos de capacitación?</text:p>
          </table:table-cell>
          <table:table-cell table:style-name="Tabla8.B2" office:value-type="string">
            <text:p text:style-name="Table_20_Contents">S/D</text:p>
          </table:table-cell>
        </table:table-row>
        <table:table-row>
          <table:table-cell table:style-name="Tabla8.A2" office:value-type="string">
            <text:p text:style-name="Standard">¿Qué estrategias didácticas utilizan?</text:p>
          </table:table-cell>
          <table:table-cell table:style-name="Tabla8.B2" office:value-type="string">
            <text:p text:style-name="Table_20_Contents">Puede realizarse en las instalaciones del cliente</text:p>
          </table:table-cell>
        </table:table-row>
        <table:table-row>
          <table:table-cell table:style-name="Tabla8.A2" office:value-type="string">
            <text:p text:style-name="Standard">¿Qué tipo de organización la brinda?</text:p>
          </table:table-cell>
          <table:table-cell table:style-name="Tabla8.B2" office:value-type="string">
            <text:p text:style-name="Table_20_Contents">Consultora BI</text:p>
          </table:table-cell>
        </table:table-row>
        <table:table-row>
          <table:table-cell table:style-name="Tabla8.A2" office:value-type="string">
            <text:p text:style-name="Table_20_Contents">¿En qué idioma se imparte?</text:p>
          </table:table-cell>
          <table:table-cell table:style-name="Tabla8.B2" office:value-type="string">
            <text:p text:style-name="Table_20_Contents">S/D</text:p>
          </table:table-cell>
        </table:table-row>
        <table:table-row>
          <table:table-cell table:style-name="Tabla8.A2" office:value-type="string">
            <text:p text:style-name="Table_20_Contents">Coste</text:p>
          </table:table-cell>
          <table:table-cell table:style-name="Tabla8.B2" office:value-type="string">
            <text:p text:style-name="Table_20_Contents">S/D</text:p>
          </table:table-cell>
        </table:table-row>
        <table:table-row>
          <table:table-cell table:style-name="Tabla8.B2" table:number-columns-spanned="2" office:value-type="string">
            <text:p text:style-name="Table_20_Contents">Descripción</text:p>
            <text:p text:style-name="Table_20_Contents"><text:soft-page-break/>Desarrolla soluciones en las áreas de integración de datos, Datamarts, datawarehouse, Datamining y Reporting (no lo dice, pero deben tomar OLAP y Dashboards dentro de Reporting) </text:p>
          </table:table-cell>
          <table:covered-table-cell/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ABCOS</text:p>
          </table:table-cell>
          <table:table-cell table:style-name="Tabla9.B1" office:value-type="string">
            <text:p text:style-name="Table_20_Contents"><text:a xlink:type="simple" xlink:href="http://www.abcos.com.ec/detalle_curso.php?id_capacitacion=7">http://www.abcos.com.ec/detalle_curso.php?id_capacitacion=7</text:a></text:p>
          </table:table-cell>
        </table:table-row>
        <table:table-row table:style-name="Tabla9.2">
          <table:table-cell table:style-name="Tabla9.A2" office:value-type="string">
            <text:p text:style-name="Standard">¿A quién está dirigido?</text:p>
          </table:table-cell>
          <table:table-cell table:style-name="Tabla9.B2" office:value-type="string">
            <text:p text:style-name="Table_20_Contents">Profesionales, desarrolladores, programadores, académicos, estudiantes</text:p>
          </table:table-cell>
        </table:table-row>
        <table:table-row>
          <table:table-cell table:style-name="Tabla9.A2" office:value-type="string">
            <text:p text:style-name="Standard">¿Dónde se ubica regionalmente?</text:p>
          </table:table-cell>
          <table:table-cell table:style-name="Tabla9.B2" office:value-type="string">
            <text:p text:style-name="Table_20_Contents">Ecuador</text:p>
          </table:table-cell>
        </table:table-row>
        <table:table-row>
          <table:table-cell table:style-name="Tabla9.A2" office:value-type="string">
            <text:p text:style-name="Standard">¿Qué áreas incluye?</text:p>
          </table:table-cell>
          <table:table-cell table:style-name="Tabla9.B2" office:value-type="string">
            <text:p text:style-name="Table_20_Contents">Conceptos BI, Reporting, OLAP, ETL</text:p>
          </table:table-cell>
        </table:table-row>
        <table:table-row>
          <table:table-cell table:style-name="Tabla9.A2" office:value-type="string">
            <text:p text:style-name="Standard">¿Qué herramientas utiliza?</text:p>
          </table:table-cell>
          <table:table-cell table:style-name="Tabla9.B2" office:value-type="string">
            <text:p text:style-name="Table_20_Contents">Pentaho</text:p>
          </table:table-cell>
        </table:table-row>
        <table:table-row>
          <table:table-cell table:style-name="Tabla9.A2" office:value-type="string">
            <text:p text:style-name="Standard">¿Cuál es la duración?</text:p>
          </table:table-cell>
          <table:table-cell table:style-name="Tabla9.B2" office:value-type="string">
            <text:p text:style-name="Table_20_Contents">36hs académicas</text:p>
          </table:table-cell>
        </table:table-row>
        <table:table-row>
          <table:table-cell table:style-name="Tabla9.A2" office:value-type="string">
            <text:p text:style-name="Standard">¿Cuáles son los requisitos de capacitación?</text:p>
          </table:table-cell>
          <table:table-cell table:style-name="Tabla9.B2" office:value-type="string">
            <text:p text:style-name="Table_20_Contents">S/D</text:p>
          </table:table-cell>
        </table:table-row>
        <table:table-row>
          <table:table-cell table:style-name="Tabla9.A2" office:value-type="string">
            <text:p text:style-name="Standard">¿Qué estrategias didácticas utilizan?</text:p>
          </table:table-cell>
          <table:table-cell table:style-name="Tabla9.B2" office:value-type="string">
            <text:p text:style-name="Table_20_Contents">Presencial u Online. Puede realizarse en las instalaciones del cliente</text:p>
          </table:table-cell>
        </table:table-row>
        <table:table-row>
          <table:table-cell table:style-name="Tabla9.A2" office:value-type="string">
            <text:p text:style-name="Standard">¿Qué tipo de organización la brinda?</text:p>
          </table:table-cell>
          <table:table-cell table:style-name="Tabla9.B2" office:value-type="string">
            <text:p text:style-name="Table_20_Contents">Capacitación en varias áreas relacionadas con negocios</text:p>
          </table:table-cell>
        </table:table-row>
        <table:table-row>
          <table:table-cell table:style-name="Tabla9.A2" office:value-type="string">
            <text:p text:style-name="Table_20_Contents">¿En qué idioma se imparte?</text:p>
          </table:table-cell>
          <table:table-cell table:style-name="Tabla9.B2" office:value-type="string">
            <text:p text:style-name="Table_20_Contents">S/D</text:p>
          </table:table-cell>
        </table:table-row>
        <table:table-row>
          <table:table-cell table:style-name="Tabla9.A2" office:value-type="string">
            <text:p text:style-name="Table_20_Contents">Coste</text:p>
          </table:table-cell>
          <table:table-cell table:style-name="Tabla9.B2" office:value-type="string">
            <text:p text:style-name="Standard">Desde u$s<text:span text:style-name="T2"> </text:span>723,12 (+ impuestos) con descuentos para clientes, corporativos, estudiantes</text:p>
          </table:table-cell>
        </table:table-row>
        <table:table-row>
          <table:table-cell table:style-name="Tabla9.B2" table:number-columns-spanned="2" office:value-type="string">
            <text:p text:style-name="Table_20_Contents">Descripción</text:p>
            <text:p text:style-name="Table_20_Contents">Presenta la opción de realizar el curso OnLine, pero no describe la herramienta</text:p>
          </table:table-cell>
          <table:covered-table-cell/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Atica</text:p>
          </table:table-cell>
          <table:table-cell table:style-name="Tabla10.B1" office:value-type="string">
            <text:p text:style-name="Table_20_Contents"><text:a xlink:type="simple" xlink:href="http://www.atica.cl/aticaprofesionales/business-intelligence-bi/capacitacion-en-bi-business-intelligence-inteligencia-de-negocios.html">http://www.atica.cl/aticaprofesionales/business-intelligence-bi/capacitacion-en-bi-business-intelligence-inteligencia-de-negocios.html</text:a></text:p>
          </table:table-cell>
        </table:table-row>
        <table:table-row table:style-name="Tabla10.2">
          <table:table-cell table:style-name="Tabla10.A2" office:value-type="string">
            <text:p text:style-name="Standard">¿A quién está dirigido?</text:p>
          </table:table-cell>
          <table:table-cell table:style-name="Tabla10.B2" office:value-type="string">
            <text:p text:style-name="Table_20_Contents">Ejecutivos y profesionales IT</text:p>
          </table:table-cell>
        </table:table-row>
        <table:table-row>
          <table:table-cell table:style-name="Tabla10.A2" office:value-type="string">
            <text:p text:style-name="Standard">¿Dónde se ubica regionalmente?</text:p>
          </table:table-cell>
          <table:table-cell table:style-name="Tabla10.B2" office:value-type="string">
            <text:p text:style-name="Table_20_Contents">Chile</text:p>
          </table:table-cell>
        </table:table-row>
        <table:table-row>
          <table:table-cell table:style-name="Tabla10.A2" office:value-type="string">
            <text:p text:style-name="Standard">¿Qué áreas incluye?</text:p>
          </table:table-cell>
          <table:table-cell table:style-name="Tabla10.B2" office:value-type="string">
            <text:p text:style-name="Table_20_Contents">Desarrollo de proyectos BI, </text:p>
            <text:p text:style-name="Table_20_Contents">Evaluación de soluciones BI</text:p>
            <text:p text:style-name="Table_20_Contents">Estimación de costos y tiempo en proyectos BI, Detección de roles de proyectos BI</text:p>
          </table:table-cell>
        </table:table-row>
        <table:table-row>
          <table:table-cell table:style-name="Tabla10.A2" office:value-type="string">
            <text:p text:style-name="Standard">¿Qué herramientas utiliza?</text:p>
          </table:table-cell>
          <table:table-cell table:style-name="Tabla10.B2" office:value-type="string">
            <text:p text:style-name="Table_20_Contents">S/D</text:p>
          </table:table-cell>
        </table:table-row>
        <table:table-row>
          <table:table-cell table:style-name="Tabla10.A2" office:value-type="string">
            <text:p text:style-name="Standard">¿Cuál es la duración?</text:p>
          </table:table-cell>
          <table:table-cell table:style-name="Tabla10.B2" office:value-type="string">
            <text:p text:style-name="Table_20_Contents">S/D</text:p>
          </table:table-cell>
        </table:table-row>
        <table:table-row>
          <table:table-cell table:style-name="Tabla10.A2" office:value-type="string">
            <text:p text:style-name="Standard">¿Cuáles son los requisitos de capacitación?</text:p>
          </table:table-cell>
          <table:table-cell table:style-name="Tabla10.B2" office:value-type="string">
            <text:p text:style-name="Table_20_Contents">S/D</text:p>
          </table:table-cell>
        </table:table-row>
        <table:table-row>
          <table:table-cell table:style-name="Tabla10.A2" office:value-type="string">
            <text:p text:style-name="Standard">¿Qué estrategias didácticas utilizan?</text:p>
          </table:table-cell>
          <table:table-cell table:style-name="Tabla10.B2" office:value-type="string">
            <text:p text:style-name="Table_20_Contents">S/D</text:p>
          </table:table-cell>
        </table:table-row>
        <table:table-row>
          <table:table-cell table:style-name="Tabla10.A2" office:value-type="string">
            <text:p text:style-name="Standard">¿Qué tipo de organización la brinda?</text:p>
          </table:table-cell>
          <table:table-cell table:style-name="Tabla10.B2" office:value-type="string">
            <text:p text:style-name="Table_20_Contents">Consultora IT</text:p>
          </table:table-cell>
        </table:table-row>
        <table:table-row>
          <table:table-cell table:style-name="Tabla10.A2" office:value-type="string">
            <text:p text:style-name="Table_20_Contents">¿En qué idioma se imparte?</text:p>
          </table:table-cell>
          <table:table-cell table:style-name="Tabla10.B2" office:value-type="string">
            <text:p text:style-name="Table_20_Contents">S/D</text:p>
          </table:table-cell>
        </table:table-row>
        <table:table-row>
          <table:table-cell table:style-name="Tabla10.A2" office:value-type="string">
            <text:p text:style-name="Table_20_Contents">Coste</text:p>
          </table:table-cell>
          <table:table-cell table:style-name="Tabla10.B2" office:value-type="string">
            <text:p text:style-name="Table_20_Contents">S/D</text:p>
          </table:table-cell>
        </table:table-row>
        <table:table-row>
          <table:table-cell table:style-name="Tabla10.B2" table:number-columns-spanned="2" office:value-type="string">
            <text:p text:style-name="Table_20_Contents">Descripción</text:p>
            <text:p text:style-name="Table_20_Contents">Está dirigido a formar líderes de proyecto.</text:p>
          </table:table-cell>
          <table:covered-table-cell/>
        </table:table-row>
      </table:table>
      <text:p text:style-name="Standard"><text:soft-page-break/></text:p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Exentia</text:p>
          </table:table-cell>
          <table:table-cell table:style-name="Tabla11.B1" office:value-type="string">
            <text:p text:style-name="Table_20_Contents"><text:a xlink:type="simple" xlink:href="http://www.exentia.com.ar/index.php/capacitacion/business-intelligence?view=featured">http://www.exentia.com.ar/index.php/capacitacion/business-intelligence?view=featured</text:a></text:p>
          </table:table-cell>
        </table:table-row>
        <table:table-row table:style-name="Tabla11.2">
          <table:table-cell table:style-name="Tabla11.A2" office:value-type="string">
            <text:p text:style-name="Standard">¿A quién está dirigido?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A2" office:value-type="string">
            <text:p text:style-name="Standard">¿Dónde se ubica regionalmente?</text:p>
          </table:table-cell>
          <table:table-cell table:style-name="Tabla11.B2" office:value-type="string">
            <text:p text:style-name="Table_20_Contents">Buenos Aires</text:p>
          </table:table-cell>
        </table:table-row>
        <table:table-row>
          <table:table-cell table:style-name="Tabla11.A2" office:value-type="string">
            <text:p text:style-name="Standard">¿Qué áreas incluye?</text:p>
          </table:table-cell>
          <table:table-cell table:style-name="Tabla11.B2" office:value-type="string">
            <text:p text:style-name="Table_20_Contents">Introducción a BI</text:p>
            <text:p text:style-name="Table_20_Contents">Liderazgo de proyectos BI</text:p>
            <text:p text:style-name="Table_20_Contents">Modelado y diseño de datos</text:p>
          </table:table-cell>
        </table:table-row>
        <table:table-row>
          <table:table-cell table:style-name="Tabla11.A2" office:value-type="string">
            <text:p text:style-name="Standard">¿Qué herramientas utiliza?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A2" office:value-type="string">
            <text:p text:style-name="Standard">¿Cuál es la duración?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A2" office:value-type="string">
            <text:p text:style-name="Standard">¿Cuáles son los requisitos de capacitación?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A2" office:value-type="string">
            <text:p text:style-name="Standard">¿Qué estrategias didácticas utilizan?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A2" office:value-type="string">
            <text:p text:style-name="Standard">¿Qué tipo de organización la brinda?</text:p>
          </table:table-cell>
          <table:table-cell table:style-name="Tabla11.B2" office:value-type="string">
            <text:p text:style-name="Table_20_Contents">Consultora IT</text:p>
          </table:table-cell>
        </table:table-row>
        <table:table-row>
          <table:table-cell table:style-name="Tabla11.A2" office:value-type="string">
            <text:p text:style-name="Table_20_Contents">¿En qué idioma se imparte?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A2" office:value-type="string">
            <text:p text:style-name="Table_20_Contents">Coste</text:p>
          </table:table-cell>
          <table:table-cell table:style-name="Tabla11.B2" office:value-type="string">
            <text:p text:style-name="Table_20_Contents">S/D</text:p>
          </table:table-cell>
        </table:table-row>
        <table:table-row>
          <table:table-cell table:style-name="Tabla11.B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Disytel</text:p>
          </table:table-cell>
          <table:table-cell table:style-name="Tabla12.B1" office:value-type="string">
            <text:p text:style-name="Table_20_Contents"><text:a xlink:type="simple" xlink:href="http://www.disytel.com/capacitacion/cursos-jaspersoft-bi">http://www.disytel.com/capacitacion/cursos-jaspersoft-bi</text:a></text:p>
          </table:table-cell>
        </table:table-row>
        <table:table-row table:style-name="Tabla12.2">
          <table:table-cell table:style-name="Tabla12.A2" office:value-type="string">
            <text:p text:style-name="Standard">¿A quién está dirigido?</text:p>
          </table:table-cell>
          <table:table-cell table:style-name="Tabla12.B2" office:value-type="string">
            <text:p text:style-name="Table_20_Contents">Desarrolladores Técnicos, Analistas BI y Administradores de Bases de Datos.</text:p>
          </table:table-cell>
        </table:table-row>
        <table:table-row>
          <table:table-cell table:style-name="Tabla12.A2" office:value-type="string">
            <text:p text:style-name="Standard">¿Dónde se ubica regionalmente?</text:p>
          </table:table-cell>
          <table:table-cell table:style-name="Tabla12.B2" office:value-type="string">
            <text:p text:style-name="Table_20_Contents">Buenos Aires</text:p>
          </table:table-cell>
        </table:table-row>
        <table:table-row>
          <table:table-cell table:style-name="Tabla12.A2" office:value-type="string">
            <text:p text:style-name="Standard">¿Qué áreas incluye?</text:p>
          </table:table-cell>
          <table:table-cell table:style-name="Tabla12.B2" office:value-type="string">
            <text:p text:style-name="Table_20_Contents">JasperServer:</text:p>
            <text:p text:style-name="Table_20_Contents">Generalidades de la funcionalidad</text:p>
            <text:p text:style-name="Table_20_Contents">Menú. Barra de explorador.</text:p>
            <text:p text:style-name="Table_20_Contents">Usuarios y Roles</text:p>
            <text:p text:style-name="Table_20_Contents">Permisos a nivel de rol a carpetas, reportes, etc.</text:p>
            <text:p text:style-name="Table_20_Contents">Permisos a nivel de datos con algún esquema de dominio custom.</text:p>
            <text:p text:style-name="Table_20_Contents">Visualización de Reportes de Prueba</text:p>
            <text:p text:style-name="Table_20_Contents">Explicación Ventana de Reporte</text:p>
            <text:p text:style-name="Table_20_Contents">Datasources.</text:p>
            <text:p text:style-name="Table_20_Contents">Tipos de datos definidos por el usuario (Controles)</text:p>
            <text:p text:style-name="Table_20_Contents">Imágenes (Recursos)</text:p>
            <text:p text:style-name="Table_20_Contents">Gestión de Reportes</text:p>
            <text:p text:style-name="Table_20_Contents">Ejecutar en segundo plano.</text:p>
            <text:p text:style-name="Table_20_Contents">Scheduler.</text:p>
            <text:p text:style-name="Table_20_Contents">Carga de reportes para su ejecución y visualización.</text:p>
            <text:p text:style-name="Table_20_Contents">Extras JasperServer Pro.</text:p>
            <text:p text:style-name="Table_20_Contents">Diseño de Reportes en iReport</text:p>
            <text:p text:style-name="Table_20_Contents">Conexión con BD. Datasources. Drivers.</text:p>
            <text:p text:style-name="Table_20_Contents">Jasperserver Plugin y su utilización.</text:p>
            <text:p text:style-name="Table_20_Contents">Sectores de páginas.</text:p>
            <text:p text:style-name="Table_20_Contents"><text:soft-page-break/>Componentes visuales estáticos y dinámicos.</text:p>
            <text:p text:style-name="Table_20_Contents">Parámetros, campos y variables. Edit Expression.</text:p>
            <text:p text:style-name="Table_20_Contents">Imágenes.</text:p>
            <text:p text:style-name="Table_20_Contents">Query.</text:p>
            <text:p text:style-name="Table_20_Contents">Crosstabs.</text:p>
            <text:p text:style-name="Table_20_Contents">SubReportes.</text:p>
            <text:p text:style-name="Table_20_Contents">Charts.</text:p>
            <text:p text:style-name="Table_20_Contents">Ejercitación.</text:p>
            <text:p text:style-name="Table_20_Contents"/>
            <text:p text:style-name="Table_20_Contents">JasperAnalysis:</text:p>
            <text:p text:style-name="Table_20_Contents">Generalidades de cubos</text:p>
            <text:p text:style-name="Table_20_Contents">Características de configuración de visualización de cubos de prueba.</text:p>
            <text:p text:style-name="Table_20_Contents">Datasources, Conexiones y Esquemas OLAP. Vista de Análisis.</text:p>
            <text:p text:style-name="Table_20_Contents">Diseño de Cubos en JasperAnalysis Workbench</text:p>
            <text:p text:style-name="Table_20_Contents">Datasource.</text:p>
            <text:p text:style-name="Table_20_Contents">Creación de esquema (cubos).</text:p>
            <text:p text:style-name="Table_20_Contents">Jerarquías.</text:p>
            <text:p text:style-name="Table_20_Contents">Measures (Medidas).</text:p>
            <text:p text:style-name="Table_20_Contents">Query MDX.</text:p>
            <text:p text:style-name="Table_20_Contents">Cubos y Jerarquías múltiples.</text:p>
            <text:p text:style-name="Table_20_Contents">Tablas Agregadas. Cmdrunner.</text:p>
            <text:p text:style-name="Table_20_Contents">Cubos virtuales.</text:p>
            <text:p text:style-name="Table_20_Contents">Ejemplo de carga de cubo en servidor.</text:p>
            <text:p text:style-name="Table_20_Contents">Ejercitación.</text:p>
            <text:p text:style-name="Table_20_Contents"/>
            <text:p text:style-name="Table_20_Contents">JasperETL:</text:p>
            <text:p text:style-name="Table_20_Contents">Generalidades de la aplicación</text:p>
            <text:p text:style-name="Table_20_Contents">JasperETL IDE</text:p>
            <text:p text:style-name="Table_20_Contents">Proyectos.</text:p>
            <text:p text:style-name="Table_20_Contents">Business Models</text:p>
            <text:p text:style-name="Table_20_Contents">Jobs</text:p>
            <text:p text:style-name="Table_20_Contents">Palette: Componentes</text:p>
            <text:p text:style-name="Table_20_Contents">Conectores de componentes</text:p>
            <text:p text:style-name="Table_20_Contents">Propiedades</text:p>
            <text:p text:style-name="Table_20_Contents">Jobs de ejemplos</text:p>
            <text:p text:style-name="Table_20_Contents">Contextos</text:p>
            <text:p text:style-name="Table_20_Contents">Metadata.</text:p>
            <text:p text:style-name="Table_20_Contents">SqlBuilder.</text:p>
            <text:p text:style-name="Table_20_Contents">Ejercitación</text:p>
          </table:table-cell>
        </table:table-row>
        <table:table-row>
          <table:table-cell table:style-name="Tabla12.A2" office:value-type="string">
            <text:p text:style-name="Standard">¿Qué herramientas utiliza?</text:p>
          </table:table-cell>
          <table:table-cell table:style-name="Tabla12.B2" office:value-type="string">
            <text:p text:style-name="Table_20_Contents">Jaspersoft</text:p>
          </table:table-cell>
        </table:table-row>
        <table:table-row>
          <table:table-cell table:style-name="Tabla12.A2" office:value-type="string">
            <text:p text:style-name="Standard">¿Cuál es la duración?</text:p>
          </table:table-cell>
          <table:table-cell table:style-name="Tabla12.B2" office:value-type="string">
            <text:p text:style-name="Table_20_Contents">8hs cada curso (4 jornadas de 2hs c/u)</text:p>
          </table:table-cell>
        </table:table-row>
        <table:table-row>
          <table:table-cell table:style-name="Tabla12.A2" office:value-type="string">
            <text:p text:style-name="Standard">¿Cuáles son los requisitos de capacitación?</text:p>
          </table:table-cell>
          <table:table-cell table:style-name="Tabla12.B2" office:value-type="string">
            <text:p text:style-name="Table_20_Contents">Conocimientos de SQL, OLAP, Reporting en general.</text:p>
          </table:table-cell>
        </table:table-row>
        <table:table-row>
          <table:table-cell table:style-name="Tabla12.A2" office:value-type="string">
            <text:p text:style-name="Standard">¿Qué estrategias didácticas utilizan?</text:p>
          </table:table-cell>
          <table:table-cell table:style-name="Tabla12.B2" office:value-type="string">
            <text:p text:style-name="Table_20_Contents">S/D</text:p>
          </table:table-cell>
        </table:table-row>
        <table:table-row>
          <table:table-cell table:style-name="Tabla12.A2" office:value-type="string">
            <text:p text:style-name="Standard">¿Qué tipo de organización la brinda?</text:p>
          </table:table-cell>
          <table:table-cell table:style-name="Tabla12.B2" office:value-type="string">
            <text:p text:style-name="Table_20_Contents">Consultora IT</text:p>
          </table:table-cell>
        </table:table-row>
        <table:table-row>
          <table:table-cell table:style-name="Tabla12.A2" office:value-type="string">
            <text:p text:style-name="Table_20_Contents">¿En qué idioma se imparte?</text:p>
          </table:table-cell>
          <table:table-cell table:style-name="Tabla12.B2" office:value-type="string">
            <text:p text:style-name="Table_20_Contents">S/D</text:p>
          </table:table-cell>
        </table:table-row>
        <table:table-row>
          <table:table-cell table:style-name="Tabla12.A2" office:value-type="string">
            <text:p text:style-name="Table_20_Contents">Coste</text:p>
          </table:table-cell>
          <table:table-cell table:style-name="Tabla12.B2" office:value-type="string">
            <text:p text:style-name="Table_20_Contents">S/D</text:p>
          </table:table-cell>
        </table:table-row>
        <table:table-row>
          <table:table-cell table:style-name="Tabla12.B2" table:number-columns-spanned="2" office:value-type="string">
            <text:p text:style-name="Table_20_Contents">Descripción</text:p>
            <text:p text:style-name="Table_20_Contents"><text:soft-page-break/></text:p>
          </table:table-cell>
          <table:covered-table-cell/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BallvéGroup</text:p>
          </table:table-cell>
          <table:table-cell table:style-name="Tabla13.B1" office:value-type="string">
            <text:p text:style-name="Table_20_Contents">http://www.ballvegroup.com.ar/capacitacion/</text:p>
          </table:table-cell>
        </table:table-row>
        <table:table-row table:style-name="Tabla13.2">
          <table:table-cell table:style-name="Tabla13.A2" office:value-type="string">
            <text:p text:style-name="Standard">¿A quién está dirigido?</text:p>
          </table:table-cell>
          <table:table-cell table:style-name="Tabla13.B2" office:value-type="string">
            <text:p text:style-name="Table_20_Contents">Directivos</text:p>
          </table:table-cell>
        </table:table-row>
        <table:table-row>
          <table:table-cell table:style-name="Tabla13.A2" office:value-type="string">
            <text:p text:style-name="Standard">¿Dónde se ubica regionalmente?</text:p>
          </table:table-cell>
          <table:table-cell table:style-name="Tabla13.B2" office:value-type="string">
            <text:p text:style-name="Table_20_Contents">Buenos Aires</text:p>
          </table:table-cell>
        </table:table-row>
        <table:table-row>
          <table:table-cell table:style-name="Tabla13.A2" office:value-type="string">
            <text:p text:style-name="Standard">¿Qué áreas incluye?</text:p>
          </table:table-cell>
          <table:table-cell table:style-name="Tabla13.B2" office:value-type="string">
            <text:p text:style-name="Table_20_Contents">Toma de decisiones</text:p>
            <text:p text:style-name="Table_20_Contents">Tableros de control</text:p>
            <text:p text:style-name="Table_20_Contents">Knowledge Management</text:p>
          </table:table-cell>
        </table:table-row>
        <table:table-row>
          <table:table-cell table:style-name="Tabla13.A2" office:value-type="string">
            <text:p text:style-name="Standard">¿Qué herramientas utiliza?</text:p>
          </table:table-cell>
          <table:table-cell table:style-name="Tabla13.B2" office:value-type="string">
            <text:p text:style-name="Table_20_Contents">S/D</text:p>
          </table:table-cell>
        </table:table-row>
        <table:table-row>
          <table:table-cell table:style-name="Tabla13.A2" office:value-type="string">
            <text:p text:style-name="Standard">¿Cuál es la duración?</text:p>
          </table:table-cell>
          <table:table-cell table:style-name="Tabla13.B2" office:value-type="string">
            <text:p text:style-name="Table_20_Contents">S/D</text:p>
          </table:table-cell>
        </table:table-row>
        <table:table-row>
          <table:table-cell table:style-name="Tabla13.A2" office:value-type="string">
            <text:p text:style-name="Standard">¿Cuáles son los requisitos de capacitación?</text:p>
          </table:table-cell>
          <table:table-cell table:style-name="Tabla13.B2" office:value-type="string">
            <text:p text:style-name="Table_20_Contents">S/D</text:p>
          </table:table-cell>
        </table:table-row>
        <table:table-row>
          <table:table-cell table:style-name="Tabla13.A2" office:value-type="string">
            <text:p text:style-name="Standard">¿Qué estrategias didácticas utilizan?</text:p>
          </table:table-cell>
          <table:table-cell table:style-name="Tabla13.B2" office:value-type="string">
            <text:p text:style-name="Table_20_Contents">S/D</text:p>
          </table:table-cell>
        </table:table-row>
        <table:table-row>
          <table:table-cell table:style-name="Tabla13.A2" office:value-type="string">
            <text:p text:style-name="Standard">¿Qué tipo de organización la brinda?</text:p>
          </table:table-cell>
          <table:table-cell table:style-name="Tabla13.B2" office:value-type="string">
            <text:p text:style-name="Table_20_Contents">Consultora de capacitación en dirección estratégica</text:p>
          </table:table-cell>
        </table:table-row>
        <table:table-row>
          <table:table-cell table:style-name="Tabla13.A2" office:value-type="string">
            <text:p text:style-name="Table_20_Contents">¿En qué idioma se imparte?</text:p>
          </table:table-cell>
          <table:table-cell table:style-name="Tabla13.B2" office:value-type="string">
            <text:p text:style-name="Table_20_Contents">S/D</text:p>
          </table:table-cell>
        </table:table-row>
        <table:table-row>
          <table:table-cell table:style-name="Tabla13.A2" office:value-type="string">
            <text:p text:style-name="Table_20_Contents">Coste</text:p>
          </table:table-cell>
          <table:table-cell table:style-name="Tabla13.B2" office:value-type="string">
            <text:p text:style-name="Table_20_Contents">S/D</text:p>
          </table:table-cell>
        </table:table-row>
        <table:table-row>
          <table:table-cell table:style-name="Tabla13.B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Table_20_Contents">Facultad de Economía y Negocios. Universidad de Chile</text:p>
          </table:table-cell>
          <table:table-cell table:style-name="Tabla14.B1" office:value-type="string">
            <text:p text:style-name="Table_20_Contents"><text:a xlink:type="simple" xlink:href="http://www.uejecutivos.cl/index.php?option=com_content&amp;view=article&amp;id=160:diplomado-en-business-intelligence-2012&amp;catid=15:tecnologias-de-informacion&amp;Itemid=109">http://www.uejecutivos.cl/index.php?option=com_content&amp;view=article&amp;id=160:diplomado-en-business-intelligence-2012&amp;catid=15:tecnologias-de-informacion&amp;Itemid=109</text:a></text:p>
          </table:table-cell>
        </table:table-row>
        <table:table-row table:style-name="Tabla14.2">
          <table:table-cell table:style-name="Tabla14.A2" office:value-type="string">
            <text:p text:style-name="Standard">¿A quién está dirigido?</text:p>
          </table:table-cell>
          <table:table-cell table:style-name="Tabla14.B2" office:value-type="string">
            <text:p text:style-name="Table_20_Contents">Profesionales de marketing, IT, Analistas, </text:p>
          </table:table-cell>
        </table:table-row>
        <table:table-row>
          <table:table-cell table:style-name="Tabla14.A2" office:value-type="string">
            <text:p text:style-name="Standard">¿Dónde se ubica regionalmente?</text:p>
          </table:table-cell>
          <table:table-cell table:style-name="Tabla14.B2" office:value-type="string">
            <text:p text:style-name="Table_20_Contents">Chile</text:p>
          </table:table-cell>
        </table:table-row>
        <table:table-row>
          <table:table-cell table:style-name="Tabla14.A2" office:value-type="string">
            <text:p text:style-name="Standard">¿Qué áreas incluye?</text:p>
          </table:table-cell>
          <table:table-cell table:style-name="Tabla14.B2" office:value-type="string">
            <text:p text:style-name="Table_20_Contents"><text:s/>Introducción a la inteligencia de negocio y al marketing cuantitativo</text:p>
            <text:p text:style-name="Table_20_Contents"><text:s/>Performance Management</text:p>
            <text:p text:style-name="Table_20_Contents"><text:s/>Análisis multidimensional (OLAP) y Datawarehousing</text:p>
            <text:p text:style-name="Table_20_Contents"><text:s/>Herramientas de análisis multidimensional</text:p>
            <text:p text:style-name="Table_20_Contents"><text:s/>Aplicaciones BI a la gestión de clientes</text:p>
            <text:p text:style-name="Table_20_Contents"><text:s/>Modelos analíticos y minería de datos</text:p>
            <text:p text:style-name="Table_20_Contents"><text:s/>Herramientas para la construcción de modelos de minería de datos</text:p>
          </table:table-cell>
        </table:table-row>
        <table:table-row>
          <table:table-cell table:style-name="Tabla14.A2" office:value-type="string">
            <text:p text:style-name="Standard">¿Qué herramientas utiliza?</text:p>
          </table:table-cell>
          <table:table-cell table:style-name="Tabla14.B2" office:value-type="string">
            <text:p text:style-name="Table_20_Contents">S/D</text:p>
          </table:table-cell>
        </table:table-row>
        <table:table-row>
          <table:table-cell table:style-name="Tabla14.A2" office:value-type="string">
            <text:p text:style-name="Standard">¿Cuál es la duración?</text:p>
          </table:table-cell>
          <table:table-cell table:style-name="Tabla14.B2" office:value-type="string">
            <text:p text:style-name="Table_20_Contents">120hs</text:p>
          </table:table-cell>
        </table:table-row>
        <table:table-row>
          <table:table-cell table:style-name="Tabla14.A2" office:value-type="string">
            <text:p text:style-name="Standard">¿Cuáles son los requisitos de capacitación?</text:p>
          </table:table-cell>
          <table:table-cell table:style-name="Tabla14.B2" office:value-type="string">
            <text:p text:style-name="Table_20_Contents">S/D</text:p>
          </table:table-cell>
        </table:table-row>
        <table:table-row>
          <table:table-cell table:style-name="Tabla14.A2" office:value-type="string">
            <text:p text:style-name="Standard">¿Qué estrategias didácticas utilizan?</text:p>
          </table:table-cell>
          <table:table-cell table:style-name="Tabla14.B2" office:value-type="string">
            <text:p text:style-name="Table_20_Contents">S/D</text:p>
          </table:table-cell>
        </table:table-row>
        <table:table-row>
          <table:table-cell table:style-name="Tabla14.A2" office:value-type="string">
            <text:p text:style-name="Standard">¿Qué tipo de organización la brinda?</text:p>
          </table:table-cell>
          <table:table-cell table:style-name="Tabla14.B2" office:value-type="string">
            <text:p text:style-name="Table_20_Contents">Universidad</text:p>
          </table:table-cell>
        </table:table-row>
        <table:table-row>
          <table:table-cell table:style-name="Tabla14.A2" office:value-type="string">
            <text:p text:style-name="Table_20_Contents">¿En qué idioma se imparte?</text:p>
          </table:table-cell>
          <table:table-cell table:style-name="Tabla14.B2" office:value-type="string">
            <text:p text:style-name="Table_20_Contents">S/D</text:p>
          </table:table-cell>
        </table:table-row>
        <text:soft-page-break/>
        <table:table-row>
          <table:table-cell table:style-name="Tabla14.A2" office:value-type="string">
            <text:p text:style-name="Table_20_Contents">Coste</text:p>
          </table:table-cell>
          <table:table-cell table:style-name="Tabla14.B2" office:value-type="string">
            <text:p text:style-name="Table_20_Contents">S/D</text:p>
          </table:table-cell>
        </table:table-row>
        <table:table-row>
          <table:table-cell table:style-name="Tabla14.B2" table:number-columns-spanned="2" office:value-type="string">
            <text:p text:style-name="Table_20_Contents">Descripción</text:p>
            <text:p text:style-name="Table_20_Contents">Pertenece a una universidad</text:p>
          </table:table-cell>
          <table:covered-table-cell/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Table_20_Contents">Profin</text:p>
          </table:table-cell>
          <table:table-cell table:style-name="Tabla15.B1" office:value-type="string">
            <text:p text:style-name="Table_20_Contents"><text:a xlink:type="simple" xlink:href="http://www.profinmexico.com/cognos.htm">http://www.profinmexico.com/cognos.htm</text:a></text:p>
          </table:table-cell>
        </table:table-row>
        <table:table-row table:style-name="Tabla15.2">
          <table:table-cell table:style-name="Tabla15.A2" office:value-type="string">
            <text:p text:style-name="Standard">¿A quién está dirigido?</text:p>
          </table:table-cell>
          <table:table-cell table:style-name="Tabla15.B2" office:value-type="string">
            <text:p text:style-name="Table_20_Contents">Profesionales IT, Analistas</text:p>
          </table:table-cell>
        </table:table-row>
        <table:table-row>
          <table:table-cell table:style-name="Tabla15.A2" office:value-type="string">
            <text:p text:style-name="Standard">¿Dónde se ubica regionalmente?</text:p>
          </table:table-cell>
          <table:table-cell table:style-name="Tabla15.B2" office:value-type="string">
            <text:p text:style-name="Table_20_Contents">Mexico</text:p>
          </table:table-cell>
        </table:table-row>
        <table:table-row>
          <table:table-cell table:style-name="Tabla15.A2" office:value-type="string">
            <text:p text:style-name="Standard">¿Qué áreas incluye?</text:p>
          </table:table-cell>
          <table:table-cell table:style-name="Tabla15.B2" office:value-type="string">
            <text:p text:style-name="Table_20_Contents">Generación de reportes y administración de las herramientas BI</text:p>
          </table:table-cell>
        </table:table-row>
        <table:table-row>
          <table:table-cell table:style-name="Tabla15.A2" office:value-type="string">
            <text:p text:style-name="Standard">¿Qué herramientas utiliza?</text:p>
          </table:table-cell>
          <table:table-cell table:style-name="Tabla15.B2" office:value-type="string">
            <text:p text:style-name="Standard">Cognos: Impromptu, Powerplay, ReportNet, Visualizer, DecisionStream</text:p>
            <text:p text:style-name="Table_20_Contents">Crystal Report</text:p>
          </table:table-cell>
        </table:table-row>
        <table:table-row>
          <table:table-cell table:style-name="Tabla15.A2" office:value-type="string">
            <text:p text:style-name="Standard">¿Cuál es la duración?</text:p>
          </table:table-cell>
          <table:table-cell table:style-name="Tabla15.B2" office:value-type="string">
            <text:p text:style-name="Table_20_Contents">Entre 7 y 40 hs, dependiendo del curso</text:p>
          </table:table-cell>
        </table:table-row>
        <table:table-row>
          <table:table-cell table:style-name="Tabla15.A2" office:value-type="string">
            <text:p text:style-name="Standard">¿Cuáles son los requisitos de capacitación?</text:p>
          </table:table-cell>
          <table:table-cell table:style-name="Tabla15.B2" office:value-type="string">
            <text:p text:style-name="Table_20_Contents">S/D</text:p>
          </table:table-cell>
        </table:table-row>
        <table:table-row>
          <table:table-cell table:style-name="Tabla15.A2" office:value-type="string">
            <text:p text:style-name="Standard">¿Qué estrategias didácticas utilizan?</text:p>
          </table:table-cell>
          <table:table-cell table:style-name="Tabla15.B2" office:value-type="string">
            <text:p text:style-name="Table_20_Contents"><text:bookmark-start text:name="__DdeLink__1299_1001621560"/>S/D<text:bookmark-end text:name="__DdeLink__1299_1001621560"/></text:p>
          </table:table-cell>
        </table:table-row>
        <table:table-row>
          <table:table-cell table:style-name="Tabla15.A2" office:value-type="string">
            <text:p text:style-name="Standard">¿Qué tipo de organización la brinda?</text:p>
          </table:table-cell>
          <table:table-cell table:style-name="Tabla15.B2" office:value-type="string">
            <text:p text:style-name="Table_20_Contents">Consultora de capacitación en IT</text:p>
          </table:table-cell>
        </table:table-row>
        <table:table-row>
          <table:table-cell table:style-name="Tabla15.A2" office:value-type="string">
            <text:p text:style-name="Table_20_Contents">¿En qué idioma se imparte?</text:p>
          </table:table-cell>
          <table:table-cell table:style-name="Tabla15.B2" office:value-type="string">
            <text:p text:style-name="Table_20_Contents">S/D</text:p>
          </table:table-cell>
        </table:table-row>
        <table:table-row>
          <table:table-cell table:style-name="Tabla15.A2" office:value-type="string">
            <text:p text:style-name="Table_20_Contents">Coste</text:p>
          </table:table-cell>
          <table:table-cell table:style-name="Tabla15.B2" office:value-type="string">
            <text:p text:style-name="Table_20_Contents"><text:bookmark-start text:name="__DdeLink__1301_1001621560"/>S/D<text:bookmark-end text:name="__DdeLink__1301_1001621560"/></text:p>
          </table:table-cell>
        </table:table-row>
        <table:table-row>
          <table:table-cell table:style-name="Tabla15.B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Table_20_Contents">Cibertec</text:p>
          </table:table-cell>
          <table:table-cell table:style-name="Tabla16.B1" office:value-type="string">
            <text:p text:style-name="Table_20_Contents"><text:a xlink:type="simple" xlink:href="http://www.cibertec.edu.pe/2/modulos/JER/JER_Interna.aspx?ARE=2&amp;PFL=2&amp;JER=8221">http://www.cibertec.edu.pe/2/modulos/JER/JER_Interna.aspx?ARE=2&amp;PFL=2&amp;JER=8221</text:a></text:p>
          </table:table-cell>
        </table:table-row>
        <table:table-row table:style-name="Tabla16.2">
          <table:table-cell table:style-name="Tabla16.A2" office:value-type="string">
            <text:p text:style-name="Standard">¿A quién está dirigido?</text:p>
          </table:table-cell>
          <table:table-cell table:style-name="Tabla16.B2" office:value-type="string">
            <text:p text:style-name="Table_20_Contents">Jefes de Proyectos</text:p>
            <text:p text:style-name="Table_20_Contents">Analistas de Funcionales</text:p>
            <text:p text:style-name="Table_20_Contents">Desarrolladores de Aplicaciones</text:p>
            <text:p text:style-name="Table_20_Contents">Administradores de Base de Datos</text:p>
          </table:table-cell>
        </table:table-row>
        <table:table-row>
          <table:table-cell table:style-name="Tabla16.A2" office:value-type="string">
            <text:p text:style-name="Standard">¿Dónde se ubica regionalmente?</text:p>
          </table:table-cell>
          <table:table-cell table:style-name="Tabla16.B2" office:value-type="string">
            <text:p text:style-name="Table_20_Contents">Perú</text:p>
          </table:table-cell>
        </table:table-row>
        <table:table-row>
          <table:table-cell table:style-name="Tabla16.A2" office:value-type="string">
            <text:p text:style-name="Standard">¿Qué áreas incluye?</text:p>
          </table:table-cell>
          <table:table-cell table:style-name="Tabla16.B2" office:value-type="string">
            <text:p text:style-name="Table_20_Contents">Conceptos de BI, y utilización de la herramienta para generación de reportes y consultas ad-hoc</text:p>
          </table:table-cell>
        </table:table-row>
        <table:table-row>
          <table:table-cell table:style-name="Tabla16.A2" office:value-type="string">
            <text:p text:style-name="Standard">¿Qué herramientas utiliza?</text:p>
          </table:table-cell>
          <table:table-cell table:style-name="Tabla16.B2" office:value-type="string">
            <text:p text:style-name="Standard">Oracle 11g: DataWarehousing &amp; Business Intelligence</text:p>
          </table:table-cell>
        </table:table-row>
        <table:table-row>
          <table:table-cell table:style-name="Tabla16.A2" office:value-type="string">
            <text:p text:style-name="Standard">¿Cuál es la duración?</text:p>
          </table:table-cell>
          <table:table-cell table:style-name="Tabla16.B2" office:value-type="string">
            <text:p text:style-name="Table_20_Contents">36hs</text:p>
          </table:table-cell>
        </table:table-row>
        <table:table-row>
          <table:table-cell table:style-name="Tabla16.A2" office:value-type="string">
            <text:p text:style-name="Standard">¿Cuáles son los requisitos de capacitación?</text:p>
          </table:table-cell>
          <table:table-cell table:style-name="Tabla16.B2" office:value-type="string">
            <text:p text:style-name="Table_20_Contents"><text:bookmark-start text:name="__DdeLink__1307_1001621560"/>Conocer modelamiento de base de datos (intermedio)<text:bookmark-end text:name="__DdeLink__1307_1001621560"/></text:p>
            <text:p text:style-name="Table_20_Contents">Conocer Oracle 10g /11g (intermedio)</text:p>
            <text:p text:style-name="Table_20_Contents">Conocer lenguaje PL/SQL (intermedio)</text:p>
          </table:table-cell>
        </table:table-row>
        <table:table-row>
          <table:table-cell table:style-name="Tabla16.A2" office:value-type="string">
            <text:p text:style-name="Standard">¿Qué estrategias didácticas utilizan?</text:p>
          </table:table-cell>
          <table:table-cell table:style-name="Tabla16.B2" office:value-type="string">
            <text:p text:style-name="Table_20_Contents"><text:bookmark-start text:name="__DdeLink__1299_10016215601"/>S/D<text:bookmark-end text:name="__DdeLink__1299_10016215601"/></text:p>
          </table:table-cell>
        </table:table-row>
        <table:table-row>
          <table:table-cell table:style-name="Tabla16.A2" office:value-type="string">
            <text:p text:style-name="Standard">¿Qué tipo de organización la brinda?</text:p>
          </table:table-cell>
          <table:table-cell table:style-name="Tabla16.B2" office:value-type="string">
            <text:p text:style-name="Table_20_Contents">Consultora de capacitación en IT</text:p>
          </table:table-cell>
        </table:table-row>
        <table:table-row>
          <table:table-cell table:style-name="Tabla16.A2" office:value-type="string">
            <text:p text:style-name="Table_20_Contents">¿En qué idioma se imparte?</text:p>
          </table:table-cell>
          <table:table-cell table:style-name="Tabla16.B2" office:value-type="string">
            <text:p text:style-name="Table_20_Contents">S/D</text:p>
          </table:table-cell>
        </table:table-row>
        <table:table-row>
          <table:table-cell table:style-name="Tabla16.A2" office:value-type="string">
            <text:p text:style-name="Table_20_Contents">Coste</text:p>
          </table:table-cell>
          <table:table-cell table:style-name="Tabla16.B2" office:value-type="string">
            <text:p text:style-name="Table_20_Contents"><text:bookmark-start text:name="__DdeLink__1301_10016215601"/>S/D<text:bookmark-end text:name="__DdeLink__1301_10016215601"/></text:p>
          </table:table-cell>
        </table:table-row>
        <text:soft-page-break/>
        <table:table-row>
          <table:table-cell table:style-name="Tabla16.B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Table_20_Contents">BS Buffa Sistemas</text:p>
          </table:table-cell>
          <table:table-cell table:style-name="Tabla17.B1" office:value-type="string">
            <text:p text:style-name="Table_20_Contents"><text:a xlink:type="simple" xlink:href="http://www.bs.com.ar/educacion_academias_sap_bi.asp">http://www.bs.com.ar/educacion_academias_sap_bi.asp</text:a></text:p>
          </table:table-cell>
        </table:table-row>
        <table:table-row table:style-name="Tabla17.2">
          <table:table-cell table:style-name="Tabla17.A2" office:value-type="string">
            <text:p text:style-name="Standard">¿A quién está dirigido?</text:p>
          </table:table-cell>
          <table:table-cell table:style-name="Tabla17.B2" office:value-type="string">
            <text:p text:style-name="Table_20_Contents">Desarrolladores </text:p>
          </table:table-cell>
        </table:table-row>
        <table:table-row>
          <table:table-cell table:style-name="Tabla17.A2" office:value-type="string">
            <text:p text:style-name="Standard">¿Dónde se ubica regionalmente?</text:p>
          </table:table-cell>
          <table:table-cell table:style-name="Tabla17.B2" office:value-type="string">
            <text:p text:style-name="Table_20_Contents">Buenos Aires</text:p>
          </table:table-cell>
        </table:table-row>
        <table:table-row>
          <table:table-cell table:style-name="Tabla17.A2" office:value-type="string">
            <text:p text:style-name="Standard">¿Qué áreas incluye?</text:p>
          </table:table-cell>
          <table:table-cell table:style-name="Tabla17.B2" office:value-type="string">
            <text:p text:style-name="Table_20_Contents">ETL, Reporting, Planning</text:p>
          </table:table-cell>
        </table:table-row>
        <table:table-row>
          <table:table-cell table:style-name="Tabla17.A2" office:value-type="string">
            <text:p text:style-name="Standard">¿Qué herramientas utiliza?</text:p>
          </table:table-cell>
          <table:table-cell table:style-name="Tabla17.B2" office:value-type="string">
            <text:p text:style-name="Standard">SAP NetWeaver BW 7.0</text:p>
          </table:table-cell>
        </table:table-row>
        <table:table-row>
          <table:table-cell table:style-name="Tabla17.A2" office:value-type="string">
            <text:p text:style-name="Standard">¿Cuál es la duración?</text:p>
          </table:table-cell>
          <table:table-cell table:style-name="Tabla17.B2" office:value-type="string">
            <text:p text:style-name="Table_20_Contents">100hs presencial + 10hs e-learning</text:p>
          </table:table-cell>
        </table:table-row>
        <table:table-row>
          <table:table-cell table:style-name="Tabla17.A2" office:value-type="string">
            <text:p text:style-name="Standard">¿Cuáles son los requisitos de capacitación?</text:p>
          </table:table-cell>
          <table:table-cell table:style-name="Tabla17.B2" office:value-type="string">
            <text:p text:style-name="Table_20_Contents">Conocimiento de bases de datos relacionales y Data Warehousing.</text:p>
          </table:table-cell>
        </table:table-row>
        <table:table-row>
          <table:table-cell table:style-name="Tabla17.A2" office:value-type="string">
            <text:p text:style-name="Standard">¿Qué estrategias didácticas utilizan?</text:p>
          </table:table-cell>
          <table:table-cell table:style-name="Tabla17.B2" office:value-type="string">
            <text:p text:style-name="Table_20_Contents"><text:bookmark-start text:name="__DdeLink__1299_100162156011"/>P<text:bookmark-end text:name="__DdeLink__1299_100162156011"/>resencial, e-learning</text:p>
          </table:table-cell>
        </table:table-row>
        <table:table-row>
          <table:table-cell table:style-name="Tabla17.A2" office:value-type="string">
            <text:p text:style-name="Standard">¿Qué tipo de organización la brinda?</text:p>
          </table:table-cell>
          <table:table-cell table:style-name="Tabla17.B2" office:value-type="string">
            <text:p text:style-name="Table_20_Contents">Consultora de IT</text:p>
          </table:table-cell>
        </table:table-row>
        <table:table-row>
          <table:table-cell table:style-name="Tabla17.A2" office:value-type="string">
            <text:p text:style-name="Table_20_Contents">¿En qué idioma se imparte?</text:p>
          </table:table-cell>
          <table:table-cell table:style-name="Tabla17.B2" office:value-type="string">
            <text:p text:style-name="Table_20_Contents">Español</text:p>
          </table:table-cell>
        </table:table-row>
        <table:table-row>
          <table:table-cell table:style-name="Tabla17.A2" office:value-type="string">
            <text:p text:style-name="Table_20_Contents">Coste</text:p>
          </table:table-cell>
          <table:table-cell table:style-name="Tabla17.B2" office:value-type="string">
            <text:p text:style-name="Table_20_Contents"><text:bookmark-start text:name="__DdeLink__1301_100162156011"/>u<text:bookmark-end text:name="__DdeLink__1301_100162156011"/>$s 2825 + impuestos</text:p>
          </table:table-cell>
        </table:table-row>
        <table:table-row>
          <table:table-cell table:style-name="Tabla17.B2" table:number-columns-spanned="2" office:value-type="string">
            <text:p text:style-name="Table_20_Contents">Descripción</text:p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Table_20_Contents">New horizons</text:p>
          </table:table-cell>
          <table:table-cell table:style-name="Tabla18.B1" office:value-type="string">
            <text:p text:style-name="Table_20_Contents"><text:a xlink:type="simple" xlink:href="http://www.newhorizons.com/content/coursecatalog.aspx?keyword=business%20intelligence">http://www.newhorizons.com/content/coursecatalog.aspx?keyword=business%20intelligence</text:a></text:p>
          </table:table-cell>
        </table:table-row>
        <table:table-row table:style-name="Tabla18.2">
          <table:table-cell table:style-name="Tabla18.A2" office:value-type="string">
            <text:p text:style-name="Standard">¿A quién está dirigido?</text:p>
          </table:table-cell>
          <table:table-cell table:style-name="Tabla18.B2" office:value-type="string">
            <text:p text:style-name="Table_20_Contents">S/D</text:p>
          </table:table-cell>
        </table:table-row>
        <table:table-row>
          <table:table-cell table:style-name="Tabla18.A2" office:value-type="string">
            <text:p text:style-name="Standard">¿Dónde se ubica regionalmente?</text:p>
          </table:table-cell>
          <table:table-cell table:style-name="Tabla18.B2" office:value-type="string">
            <text:p text:style-name="Table_20_Contents">Australia, USA, Arabia Saudi, Zimbawe</text:p>
          </table:table-cell>
        </table:table-row>
        <table:table-row>
          <table:table-cell table:style-name="Tabla18.A2" office:value-type="string">
            <text:p text:style-name="Standard">¿Qué áreas incluye?</text:p>
          </table:table-cell>
          <table:table-cell table:style-name="Tabla18.B2" office:value-type="string">
            <text:p text:style-name="Table_20_Contents">S/D</text:p>
          </table:table-cell>
        </table:table-row>
        <table:table-row>
          <table:table-cell table:style-name="Tabla18.A2" office:value-type="string">
            <text:p text:style-name="Standard">¿Qué herramientas utiliza?</text:p>
          </table:table-cell>
          <table:table-cell table:style-name="Tabla18.B2" office:value-type="string">
            <text:p text:style-name="Standard">Microsoft SQL Server, Sharepoint</text:p>
          </table:table-cell>
        </table:table-row>
        <table:table-row>
          <table:table-cell table:style-name="Tabla18.A2" office:value-type="string">
            <text:p text:style-name="Standard">¿Cuál es la duración?</text:p>
          </table:table-cell>
          <table:table-cell table:style-name="Tabla18.B2" office:value-type="string">
            <text:p text:style-name="Table_20_Contents">2 – 5 días</text:p>
          </table:table-cell>
        </table:table-row>
        <table:table-row>
          <table:table-cell table:style-name="Tabla18.A2" office:value-type="string">
            <text:p text:style-name="Standard">¿Cuáles son los requisitos de capacitación?</text:p>
          </table:table-cell>
          <table:table-cell table:style-name="Tabla18.B2" office:value-type="string">
            <text:p text:style-name="Table_20_Contents">S/D</text:p>
          </table:table-cell>
        </table:table-row>
        <table:table-row>
          <table:table-cell table:style-name="Tabla18.A2" office:value-type="string">
            <text:p text:style-name="Standard">¿Qué estrategias didácticas utilizan?</text:p>
          </table:table-cell>
          <table:table-cell table:style-name="Tabla18.B2" office:value-type="string">
            <text:p text:style-name="Table_20_Contents"><text:bookmark-start text:name="__DdeLink__1299_1001621560111"/>P<text:bookmark-end text:name="__DdeLink__1299_1001621560111"/>resencial, menthored-learning</text:p>
          </table:table-cell>
        </table:table-row>
        <table:table-row>
          <table:table-cell table:style-name="Tabla18.A2" office:value-type="string">
            <text:p text:style-name="Standard">¿Qué tipo de organización la brinda?</text:p>
          </table:table-cell>
          <table:table-cell table:style-name="Tabla18.B2" office:value-type="string">
            <text:p text:style-name="Table_20_Contents">Consultora de capacitación IT</text:p>
          </table:table-cell>
        </table:table-row>
        <table:table-row>
          <table:table-cell table:style-name="Tabla18.A2" office:value-type="string">
            <text:p text:style-name="Table_20_Contents">¿En qué idioma se imparte?</text:p>
          </table:table-cell>
          <table:table-cell table:style-name="Tabla18.B2" office:value-type="string">
            <text:p text:style-name="Table_20_Contents">S/D</text:p>
          </table:table-cell>
        </table:table-row>
        <table:table-row>
          <table:table-cell table:style-name="Tabla18.A2" office:value-type="string">
            <text:p text:style-name="Table_20_Contents">Coste</text:p>
          </table:table-cell>
          <table:table-cell table:style-name="Tabla18.B2" office:value-type="string">
            <text:p text:style-name="Table_20_Contents"><text:bookmark-start text:name="__DdeLink__1322_1001621560"/><text:bookmark-start text:name="__DdeLink__1301_1001621560111"/>u<text:bookmark-end text:name="__DdeLink__1301_1001621560111"/>$s<text:bookmark-end text:name="__DdeLink__1322_1001621560"/> 995 – <text:bookmark-start text:name="__DdeLink__1301_10016215601111"/>u<text:bookmark-end text:name="__DdeLink__1301_10016215601111"/>$s 3.595 según el curso</text:p>
          </table:table-cell>
        </table:table-row>
        <table:table-row>
          <table:table-cell table:style-name="Tabla18.B2" table:number-columns-spanned="2" office:value-type="string">
            <text:p text:style-name="Table_20_Contents">Descripción</text:p>
            <text:p text:style-name="Table_20_Contents">Es una consultora internacional, y describe distintas estrategias didácticas y pedagógicas, entre las que se encuentra el menthored learning.</text:p>
          </table:table-cell>
          <table:covered-table-cell/>
        </table:table-row>
      </table:table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Table_20_Contents">FEUD</text:p>
          </table:table-cell>
          <table:table-cell table:style-name="Tabla19.B1" office:value-type="string">
            <text:p text:style-name="Table_20_Contents"><text:a xlink:type="simple" xlink:href="http://www.egresadosudistrital.edu.co/index.php/capacitaciones/diplomados/inteligencia-de-negocios-bi">http://www.egresadosudistrital.edu.co/index.php/capacitaciones/diplomados/inteligencia-de-negocios-bi</text:a></text:p>
          </table:table-cell>
        </table:table-row>
        <text:soft-page-break/>
        <table:table-row table:style-name="Tabla19.2">
          <table:table-cell table:style-name="Tabla19.A2" office:value-type="string">
            <text:p text:style-name="Standard">¿A quién está dirigido?</text:p>
          </table:table-cell>
          <table:table-cell table:style-name="Tabla19.B2" office:value-type="string">
            <text:p text:style-name="Table_20_Contents">DBA, Analistas, Directivos</text:p>
          </table:table-cell>
        </table:table-row>
        <table:table-row>
          <table:table-cell table:style-name="Tabla19.A2" office:value-type="string">
            <text:p text:style-name="Standard">¿Dónde se ubica regionalmente?</text:p>
          </table:table-cell>
          <table:table-cell table:style-name="Tabla19.B2" office:value-type="string">
            <text:p text:style-name="Table_20_Contents">Colombia</text:p>
          </table:table-cell>
        </table:table-row>
        <table:table-row>
          <table:table-cell table:style-name="Tabla19.A2" office:value-type="string">
            <text:p text:style-name="Standard">¿Qué áreas incluye?</text:p>
          </table:table-cell>
          <table:table-cell table:style-name="Tabla19.B2" office:value-type="string">
            <text:p text:style-name="Table_20_Contents">Conceptos BI, ETL, OLAP, modelado de datos, desarrollo de proyectos</text:p>
          </table:table-cell>
        </table:table-row>
        <table:table-row>
          <table:table-cell table:style-name="Tabla19.A2" office:value-type="string">
            <text:p text:style-name="Standard">¿Qué herramientas utiliza?</text:p>
          </table:table-cell>
          <table:table-cell table:style-name="Tabla19.B2" office:value-type="string">
            <text:p text:style-name="Standard">S/D</text:p>
          </table:table-cell>
        </table:table-row>
        <table:table-row>
          <table:table-cell table:style-name="Tabla19.A2" office:value-type="string">
            <text:p text:style-name="Standard">¿Cuál es la duración?</text:p>
          </table:table-cell>
          <table:table-cell table:style-name="Tabla19.B2" office:value-type="string">
            <text:p text:style-name="Table_20_Contents">104hs</text:p>
          </table:table-cell>
        </table:table-row>
        <table:table-row>
          <table:table-cell table:style-name="Tabla19.A2" office:value-type="string">
            <text:p text:style-name="Standard">¿Cuáles son los requisitos de capacitación?</text:p>
          </table:table-cell>
          <table:table-cell table:style-name="Tabla19.B2" office:value-type="string">
            <text:p text:style-name="Table_20_Contents">SQL</text:p>
          </table:table-cell>
        </table:table-row>
        <table:table-row>
          <table:table-cell table:style-name="Tabla19.A2" office:value-type="string">
            <text:p text:style-name="Standard">¿Qué estrategias didácticas utilizan?</text:p>
          </table:table-cell>
          <table:table-cell table:style-name="Tabla19.B2" office:value-type="string">
            <text:p text:style-name="Table_20_Contents"><text:bookmark-start text:name="__DdeLink__1299_10016215601111"/>P<text:bookmark-end text:name="__DdeLink__1299_10016215601111"/>resencial. 70% teórico, 30% práctico</text:p>
          </table:table-cell>
        </table:table-row>
        <table:table-row>
          <table:table-cell table:style-name="Tabla19.A2" office:value-type="string">
            <text:p text:style-name="Standard">¿Qué tipo de organización la brinda?</text:p>
          </table:table-cell>
          <table:table-cell table:style-name="Tabla19.B2" office:value-type="string">
            <text:p text:style-name="Table_20_Contents">Fundación sin fines de lucroT</text:p>
          </table:table-cell>
        </table:table-row>
        <table:table-row>
          <table:table-cell table:style-name="Tabla19.A2" office:value-type="string">
            <text:p text:style-name="Table_20_Contents">¿En qué idioma se imparte?</text:p>
          </table:table-cell>
          <table:table-cell table:style-name="Tabla19.B2" office:value-type="string">
            <text:p text:style-name="Table_20_Contents"><text:bookmark-start text:name="__DdeLink__1670_28541894"/>S/D<text:bookmark-end text:name="__DdeLink__1670_28541894"/></text:p>
          </table:table-cell>
        </table:table-row>
        <table:table-row>
          <table:table-cell table:style-name="Tabla19.A2" office:value-type="string">
            <text:p text:style-name="Table_20_Contents">Coste</text:p>
          </table:table-cell>
          <table:table-cell table:style-name="Tabla19.B2" office:value-type="string">
            <text:p text:style-name="Table_20_Contents">S/D</text:p>
          </table:table-cell>
        </table:table-row>
        <table:table-row>
          <table:table-cell table:style-name="Tabla19.B2" table:number-columns-spanned="2" office:value-type="string">
            <text:p text:style-name="Table_20_Contents">Descripción</text:p>
            <text:p text:style-name="Table_20_Contents">Es una consultora internacional, y describe distintas estrategias didácticas y pedagógicas, entre las que se encuentra el menthored learning.</text:p>
          </table:table-cell>
          <table:covered-table-cell/>
        </table:table-row>
      </table:table>
      <text:p text:style-name="Standard"/>
      <text:p text:style-name="Standard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Table_20_Contents">BIAnalytics</text:p>
          </table:table-cell>
          <table:table-cell table:style-name="Tabla20.B1" office:value-type="string">
            <text:p text:style-name="Table_20_Contents"><text:a xlink:type="simple" xlink:href="http://bianalytics.biz/index.php/bi-analytics-inteligencia-de-negocios-bi-education">http://bianalytics.biz/index.php/bi-analytics-inteligencia-de-negocios-bi-education</text:a></text:p>
          </table:table-cell>
        </table:table-row>
        <table:table-row table:style-name="Tabla20.2">
          <table:table-cell table:style-name="Tabla20.A2" office:value-type="string">
            <text:p text:style-name="Standard">¿A quién está dirigido?</text:p>
          </table:table-cell>
          <table:table-cell table:style-name="Tabla20.B2" office:value-type="string">
            <text:p text:style-name="Standard">Dirección ejecutiva y/o técnica</text:p>
          </table:table-cell>
        </table:table-row>
        <table:table-row>
          <table:table-cell table:style-name="Tabla20.A2" office:value-type="string">
            <text:p text:style-name="Standard">¿Dónde se ubica regionalmente?</text:p>
          </table:table-cell>
          <table:table-cell table:style-name="Tabla20.B2" office:value-type="string">
            <text:p text:style-name="Standard">Colombia</text:p>
          </table:table-cell>
        </table:table-row>
        <table:table-row>
          <table:table-cell table:style-name="Tabla20.A2" office:value-type="string">
            <text:p text:style-name="Standard">¿Qué áreas incluye?</text:p>
          </table:table-cell>
          <table:table-cell table:style-name="Tabla20.B2" office:value-type="string">
            <text:p text:style-name="Standard">Estrategia y Toma de decisiones [BI Analytics - Strategy &amp; Decision Making]</text:p>
            <text:p text:style-name="Standard">Fundamentos en Inteligencia de Negocios [BI Analytics - BI Fundamentals]</text:p>
            <text:p text:style-name="Standard">Fundamentos en Bodegas de Datos [BI Analytics - DW Fundamentals]</text:p>
            <text:p text:style-name="Standard">Arquitectura de Bodegas de Datos e Inteligencia de Negocios [BI Analytics - DW &amp; BI Building]</text:p>
          </table:table-cell>
        </table:table-row>
        <table:table-row>
          <table:table-cell table:style-name="Tabla20.A2" office:value-type="string">
            <text:p text:style-name="Standard">¿Qué herramientas utiliza?</text:p>
          </table:table-cell>
          <table:table-cell table:style-name="Tabla20.B2" office:value-type="string">
            <text:p text:style-name="Standard">S/D</text:p>
          </table:table-cell>
        </table:table-row>
        <table:table-row>
          <table:table-cell table:style-name="Tabla20.A2" office:value-type="string">
            <text:p text:style-name="Standard">¿Cuál es la duración?</text:p>
          </table:table-cell>
          <table:table-cell table:style-name="Tabla20.B2" office:value-type="string">
            <text:p text:style-name="Standard">S/D</text:p>
          </table:table-cell>
        </table:table-row>
        <table:table-row>
          <table:table-cell table:style-name="Tabla20.A2" office:value-type="string">
            <text:p text:style-name="Standard">¿Cuáles son los requisitos de capacitación?</text:p>
          </table:table-cell>
          <table:table-cell table:style-name="Tabla20.B2" office:value-type="string">
            <text:p text:style-name="Standard">S/D</text:p>
          </table:table-cell>
        </table:table-row>
        <table:table-row>
          <table:table-cell table:style-name="Tabla20.A2" office:value-type="string">
            <text:p text:style-name="Standard">¿Qué estrategias didácticas utilizan?</text:p>
          </table:table-cell>
          <table:table-cell table:style-name="Tabla20.B2" office:value-type="string">
            <text:p text:style-name="Standard">S/D</text:p>
          </table:table-cell>
        </table:table-row>
        <table:table-row>
          <table:table-cell table:style-name="Tabla20.A2" office:value-type="string">
            <text:p text:style-name="Standard">¿Qué tipo de organización la brinda?</text:p>
          </table:table-cell>
          <table:table-cell table:style-name="Tabla20.B2" office:value-type="string">
            <text:p text:style-name="Standard">Consultora BI</text:p>
          </table:table-cell>
        </table:table-row>
        <table:table-row>
          <table:table-cell table:style-name="Tabla20.A2" office:value-type="string">
            <text:p text:style-name="Table_20_Contents">¿En qué idioma se imparte?</text:p>
          </table:table-cell>
          <table:table-cell table:style-name="Tabla20.B2" office:value-type="string">
            <text:p text:style-name="Table_20_Contents">S/D</text:p>
          </table:table-cell>
        </table:table-row>
        <table:table-row>
          <table:table-cell table:style-name="Tabla20.A2" office:value-type="string">
            <text:p text:style-name="Table_20_Contents">Coste</text:p>
          </table:table-cell>
          <table:table-cell table:style-name="Tabla20.B2" office:value-type="string">
            <text:p text:style-name="Table_20_Contents">S/D</text:p>
          </table:table-cell>
        </table:table-row>
        <table:table-row>
          <table:table-cell table:style-name="Tabla20.B2" table:number-columns-spanned="2" office:value-type="string">
            <text:p text:style-name="Table_20_Contents">Descripción</text:p>
            <text:p text:style-name="Table_20_Contents">Define un ciclo conceptual y otro de desarrollo orientado a distintos tipos de perfiles de capacitación.</text:p>
          </table:table-cell>
          <table:covered-table-cell/>
        </table:table-row>
      </table:table>
      <text:p text:style-name="Standard"/>
      <text:p text:style-name="Standard">Vendors</text:p>
      <text:p text:style-name="Standard">Cognus.cl</text:p>
      <text:p text:style-name="Standard">SAP:</text:p>
      <text:p text:style-name="Standard"><text:a xlink:type="simple" xlink:href="https://training.sap.com/ar/es/education-software/">https://training.sap.com/ar/es/education-software/</text:a></text:p>
      <text:p text:style-name="Standard"><text:soft-page-break/></text:p>
      <text:p text:style-name="Standard"><text:a xlink:type="simple" xlink:href="http://www.microstrategy.com.ar/">http://www.microstrategy.com.ar</text:a></text:p>
      <text:p text:style-name="Standard">microsoft</text:p>
      <text:p text:style-name="Standard">penta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SunSans-Regular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Zamudio</meta:initial-creator>
    <meta:creation-date>2012-06-05T18:55:36</meta:creation-date>
    <dc:date>2012-06-23T11:36:30</dc:date>
    <dc:creator>Eduardo Zamudio</dc:creator>
    <meta:editing-duration>P2DT5H41M8S</meta:editing-duration>
    <meta:editing-cycles>36</meta:editing-cycles>
    <meta:generator>LibreOffice/3.4$Unix LibreOffice_project/340m1$Build-402</meta:generator>
    <meta:document-statistic meta:table-count="20" meta:image-count="0" meta:object-count="0" meta:page-count="13" meta:paragraph-count="588" meta:word-count="2249" meta:character-count="16551" meta:non-whitespace-character-count="14710"/>
  </office:meta>
</office:document-meta>
</file>